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66e8"/>
    </style:style>
    <style:style style:name="P2" style:family="paragraph" style:parent-style-name="Standard">
      <style:text-properties officeooo:paragraph-rsid="00059186"/>
    </style:style>
    <style:style style:name="P3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svg:y="-0.2402in" draw:z-index="1" draw:style-name="gr1"><svg:title>TexMaths</svg:title><svg:desc>12§display§\( \left| a \right\rangle = \left( \begin{array}{c} a_{1} \\ a_{2} \end{array} \right) \)§svg§600§FALSE§</svg:desc><draw:polygon draw:style-name="gr12" draw:text-style-name="P3" svg:width="0.9406in" svg:height="0.3819in" svg:x="0in" svg:y="0.0083in" svg:viewBox="0 0 2390 971" draw:points="1196,971 0,971 0,0 2390,0 2390,971"><text:p/></draw:polygon><draw:path draw:style-name="gr13" draw:text-style-name="P4" svg:width="0.0067in" svg:height="0.1661in" svg:x="0.0114in" svg:y="0.1165in" svg:viewBox="0 0 18 423" svg:d="M18 16c0-9 0-16-10-16-8 0-8 7-8 16v391c0 8 0 16 8 16 10 0 10-8 10-16z"><text:p/></draw:path><draw:path draw:style-name="gr14" draw:text-style-name="P4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15" draw:text-style-name="P4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16" draw:text-style-name="P4" svg:width="0.1102in" svg:height="0.039in" svg:x="0.2457in" svg:y="0.1799in" svg:viewBox="0 0 281 100" svg:d="M266 17c8 0 15 0 15-9 0-8-7-8-13-8h-254c-7 0-14 0-14 8 0 9 7 9 14 9zM268 100c6 0 13 0 13-9 0-8-7-8-15-8h-252c-7 0-14 0-14 8 0 9 7 9 14 9z"><text:p/></draw:path><draw:path draw:style-name="gr17" draw:text-style-name="P4" svg:width="0.0819in" svg:height="0.3988in" svg:x="0.446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8" draw:text-style-name="P4" svg:width="0.076in" svg:height="0.0752in" svg:x="0.6232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19" draw:text-style-name="P4" svg:width="0.0421in" svg:height="0.0772in" svg:x="0.7173in" svg:y="0.0874in" svg:viewBox="0 0 108 197" svg:d="M67 8c0-8-1-8-8-8-19 18-47 19-59 19v11c7 0 26 0 43-8v151c0 10 0 13-30 13h-11v11c5 0 42-1 53-1 10 0 47 1 53 1v-11h-11c-30 0-30-3-30-13z"><text:p/></draw:path><draw:path draw:style-name="gr20" draw:text-style-name="P4" svg:width="0.076in" svg:height="0.0752in" svg:x="0.6232in" svg:y="0.2661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21" draw:text-style-name="P4" svg:width="0.0516in" svg:height="0.0772in" svg:x="0.7118in" svg:y="0.2862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22" draw:text-style-name="P4" svg:width="0.0819in" svg:height="0.3988in" svg:x="0.8673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811in" draw:z-index="2" draw:style-name="gr1"><svg:title>TexMaths</svg:title><svg:desc>12§display§\( \left\langle b \right| = \left| b \right\rangle^{\dagger} = \left( \begin{array}{c} b_1 \\ b_2 \end{array} \right)^{\dagger} = \left( b_{1}^{*}, b_{2}^{*} \right) \)§svg§600§FALSE§</svg:desc><draw:polygon draw:style-name="gr23" draw:text-style-name="P3" svg:width="2.1874in" svg:height="0.4228in" svg:x="0in" svg:y="0.0083in" svg:viewBox="0 0 5557 1075" draw:points="2778,1075 0,1075 0,0 5557,0 5557,1075"><text:p/></draw:polygon><draw:path draw:style-name="gr24" draw:text-style-name="P4" svg:width="0.037in" svg:height="0.1661in" svg:x="0.0098in" svg:y="0.1571in" svg:viewBox="0 0 95 423" svg:d="M94 17c1-5 1-6 1-9 0-4-4-8-9-8-3 0-7 2-9 10l-75 194c-1 3-2 5-2 7s0 3 2 8l75 194c2 5 3 10 9 10 5 0 9-4 9-9 0-1 0-2-1-7l-77-196z"><text:p/></draw:path><draw:path draw:style-name="gr25" draw:text-style-name="P4" svg:width="0.061in" svg:height="0.1173in" svg:x="0.0638in" svg:y="0.1661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26" draw:text-style-name="P4" svg:width="0.0067in" svg:height="0.1661in" svg:x="0.1472in" svg:y="0.1571in" svg:viewBox="0 0 18 423" svg:d="M18 16c0-9 0-16-10-16-8 0-8 7-8 16v391c0 7 0 16 8 16 10 0 10-9 10-16z"><text:p/></draw:path><draw:path draw:style-name="gr27" draw:text-style-name="P4" svg:width="0.1102in" svg:height="0.039in" svg:x="0.2291in" svg:y="0.2209in" svg:viewBox="0 0 281 100" svg:d="M266 17c8 0 15 0 15-9 0-8-7-8-13-8h-254c-7 0-14 0-14 8 0 9 7 9 14 9zM268 100c6 0 13 0 13-9 0-8-7-8-15-8h-252c-7 0-14 0-14 8 0 9 7 9 14 9z"><text:p/></draw:path><draw:path draw:style-name="gr28" draw:text-style-name="P4" svg:width="0.0067in" svg:height="0.1661in" svg:x="0.415in" svg:y="0.1571in" svg:viewBox="0 0 18 423" svg:d="M18 16c0-9 0-16-10-16-8 0-8 7-8 16v391c0 7 0 16 8 16 10 0 10-9 10-16z"><text:p/></draw:path><draw:path draw:style-name="gr29" draw:text-style-name="P4" svg:width="0.061in" svg:height="0.1173in" svg:x="0.4488in" svg:y="0.1661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0" draw:text-style-name="P4" svg:width="0.037in" svg:height="0.1661in" svg:x="0.5217in" svg:y="0.1571in" svg:viewBox="0 0 95 423" svg:d="M94 219c1-5 1-6 1-8 0-1 0-2-1-7l-76-194c-2-8-5-10-10-10-4 0-8 4-8 8 0 2 0 3 2 8l76 195-76 196c-2 4-2 5-2 7 0 5 4 9 8 9 6 0 8-4 9-9z"><text:p/></draw:path><draw:path draw:style-name="gr31" draw:text-style-name="P4" svg:width="0.0429in" svg:height="0.1063in" svg:x="0.5858in" svg:y="0.1161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2" draw:text-style-name="P4" svg:width="0.1102in" svg:height="0.039in" svg:x="0.7016in" svg:y="0.2209in" svg:viewBox="0 0 281 100" svg:d="M266 17c8 0 15 0 15-9 0-8-7-8-13-8h-254c-7 0-14 0-14 8 0 9 7 9 14 9zM268 100c6 0 13 0 13-9 0-8-7-8-15-8h-252c-7 0-14 0-14 8 0 9 7 9 14 9z"><text:p/></draw:path><draw:path draw:style-name="gr33" draw:text-style-name="P4" svg:width="0.0819in" svg:height="0.3988in" svg:x="0.9024in" svg:y="0.0406in" svg:viewBox="0 0 209 1014" svg:d="M209 1009c0-1-1-2-3-4-15-15-44-44-72-90-68-108-98-246-98-408 0-114 14-260 84-386 34-61 68-95 88-114 1 0 1-1 1-3 0-4-4-4-10-4-5 0-6 0-13 7-142 129-186 321-186 499 0 167 38 334 146 460 9 9 24 27 42 43 5 5 6 5 11 5 6 0 10 0 10-5z"><text:p/></draw:path><draw:path draw:style-name="gr34" draw:text-style-name="P4" svg:width="0.061in" svg:height="0.1173in" svg:x="1.0803in" svg:y="0.0654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5" draw:text-style-name="P4" svg:width="0.0421in" svg:height="0.0772in" svg:x="1.1571in" svg:y="0.128in" svg:viewBox="0 0 108 197" svg:d="M67 8c0-8-1-8-8-8-19 18-47 19-59 19v11c7 0 26 0 43-8v151c0 10 0 13-30 13h-11v11c5 0 42-1 53-1 10 0 47 1 53 1v-11h-11c-30 0-30-3-30-13z"><text:p/></draw:path><draw:path draw:style-name="gr36" draw:text-style-name="P4" svg:width="0.061in" svg:height="0.1173in" svg:x="1.0803in" svg:y="0.2642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7" draw:text-style-name="P4" svg:width="0.0516in" svg:height="0.0772in" svg:x="1.1512in" svg:y="0.328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8" draw:text-style-name="P4" svg:width="0.0819in" svg:height="0.3988in" svg:x="1.3071in" svg:y="0.0406in" svg:viewBox="0 0 209 1014" svg:d="M209 507c0-166-39-333-147-460-8-10-24-27-40-42-6-5-8-5-14-5-4 0-8 0-8 4 0 2 2 3 2 4 15 16 44 44 72 90 68 109 100 246 100 408 0 115-16 260-85 386-34 61-70 95-87 113-1 2-2 3-2 4 0 5 4 5 8 5 6 0 8 0 14-7 142-129 187-322 187-500z"><text:p/></draw:path><draw:path draw:style-name="gr39" draw:text-style-name="P4" svg:width="0.0429in" svg:height="0.1063in" svg:x="1.4327in" svg:y="0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40" draw:text-style-name="P4" svg:width="0.1102in" svg:height="0.039in" svg:x="1.5484in" svg:y="0.2209in" svg:viewBox="0 0 281 100" svg:d="M266 17c8 0 15 0 15-9 0-8-7-8-13-8h-254c-7 0-14 0-14 8 0 9 7 9 14 9zM268 100c6 0 13 0 13-9 0-8-7-8-15-8h-252c-7 0-14 0-14 8 0 9 7 9 14 9z"><text:p/></draw:path><draw:path draw:style-name="gr41" draw:text-style-name="P4" svg:width="0.0382in" svg:height="0.1661in" svg:x="1.7303in" svg:y="0.1571in" svg:viewBox="0 0 98 423" svg:d="M98 419c0-1 0-2-7-9-53-53-66-134-66-199 0-73 16-146 69-199 4-5 4-6 4-8 0-3-1-4-4-4-4 0-42 29-68 83-21 46-26 92-26 128 0 34 5 84 28 133 26 51 62 79 66 79 3 0 4-1 4-4z"><text:p/></draw:path><draw:path draw:style-name="gr42" draw:text-style-name="P4" svg:width="0.061in" svg:height="0.1173in" svg:x="1.7866in" svg:y="0.1661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43" draw:text-style-name="P4" svg:width="0.0472in" svg:height="0.0504in" svg:x="1.861in" svg:y="0.1591in" svg:viewBox="0 0 121 129" svg:d="M70 65c24-11 34-16 43-19 5-3 8-4 8-10 0-5-3-10-9-10-3 0-4 0-6 4l-41 26 5-44c0-5 0-12-10-12-4 0-10 2-10 8 0 4 3 12 3 15 1 6 2 27 2 33l-39-26c-4-2-4-4-6-4-6 0-10 5-10 10 0 6 4 8 7 10l43 19c-24 9-34 14-42 18-6 1-8 3-8 8 0 6 4 10 10 10 2 0 2 0 6-3l39-27-5 48c0 7 6 10 10 10 5 0 10-3 10-10 0-2-2-11-2-15-1-4-3-26-3-33l36 24c7 6 7 6 11 6 6 0 9-4 9-10s-3-7-7-8z"><text:p/></draw:path><draw:path draw:style-name="gr44" draw:text-style-name="P4" svg:width="0.0421in" svg:height="0.0772in" svg:x="1.8626in" svg:y="0.2457in" svg:viewBox="0 0 108 197" svg:d="M67 8c0-8-1-8-8-8-19 18-47 19-59 19v11c7 0 26 0 43-8v151c0 10 0 13-30 13h-11v11c5 0 42-1 53-1 10 0 47 1 53 1v-11h-11c-30 0-30-3-30-13z"><text:p/></draw:path><draw:path draw:style-name="gr45" draw:text-style-name="P4" svg:width="0.0193in" svg:height="0.0496in" svg:x="1.9406in" svg:y="0.2638in" svg:viewBox="0 0 50 127" svg:d="M50 44c0-27-10-44-27-44-15 0-23 11-23 22 0 12 8 24 23 24 5 0 11-3 14-6 3-2 3-2 4-2v6c0 32-15 58-29 71-5 5-5 6-5 8 0 3 1 4 5 4 5 0 38-33 38-83z"><text:p/></draw:path><draw:path draw:style-name="gr46" draw:text-style-name="P4" svg:width="0.061in" svg:height="0.1173in" svg:x="2.0083in" svg:y="0.1661in" svg:viewBox="0 0 156 299" svg:d="M82 5c0-1 0-5-6-5-10 0-40 4-52 4-2 1-7 1-7 8 0 6 3 6 9 6 21 0 21 4 21 7s-3 17-6 25l-34 140c-5 20-7 27-7 43 0 38 22 66 54 66 49 0 102-64 102-124 0-39-23-68-56-68-20 0-38 12-50 25zM41 165c3-9 3-10 7-15 22-27 40-33 50-33 16 0 28 12 28 39 0 24-14 73-23 90-13 28-33 43-49 43-14 0-29-12-29-42 0-9 0-16 7-43z"><text:p/></draw:path><draw:path draw:style-name="gr47" draw:text-style-name="P4" svg:width="0.0472in" svg:height="0.0504in" svg:x="2.0819in" svg:y="0.1591in" svg:viewBox="0 0 121 129" svg:d="M70 65c24-11 34-16 43-19 5-3 8-4 8-10 0-5-3-10-9-10-3 0-4 0-6 4l-41 26 5-44c0-5 0-12-10-12-4 0-10 2-10 8 0 4 3 12 3 15 0 6 2 27 2 33l-39-26c-4-2-4-4-6-4-6 0-10 5-10 10 0 6 4 8 6 10l44 19c-24 9-34 14-42 18-6 1-8 3-8 8 0 6 4 10 10 10 2 0 2 0 6-3l39-27-5 48c0 7 6 10 10 10 5 0 10-3 10-10 0-2-2-11-2-15-1-4-3-26-3-33l36 24c7 6 7 6 11 6 6 0 9-4 9-10s-3-7-7-8z"><text:p/></draw:path><draw:path draw:style-name="gr48" draw:text-style-name="P4" svg:width="0.0516in" svg:height="0.0772in" svg:x="2.0791in" svg:y="0.2457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49" draw:text-style-name="P4" svg:width="0.0382in" svg:height="0.1661in" svg:x="2.1575in" svg:y="0.1571in" svg:viewBox="0 0 98 423" svg:d="M98 211c0-32-4-84-27-132-25-51-63-79-67-79-2 0-4 2-4 4s0 3 7 10c43 41 67 109 67 197 0 72-15 147-68 200-6 6-6 7-6 8 0 3 2 4 4 4 4 0 43-29 68-83 22-46 26-93 26-129z"><text:p/></draw:path></draw:g></text:p>
      <text:p text:style-name="P1"/>
      <text:p text:style-name="P1"><draw:g text:anchor-type="as-char" svg:y="-0.1374in" draw:z-index="3" draw:style-name="gr1"><svg:title>TexMaths</svg:title><svg:desc>12§display§\( \left\langle b | a \right\rangle = a_{1}b_{1}^{*} + a_{2}b_{2}^{*} = \left\langle a | b \right\rangle^{*} \in \mathbb{C} \)§svg§600§FALSE§</svg:desc><draw:polygon draw:style-name="gr50" draw:text-style-name="P3" svg:width="2.3106in" svg:height="0.1626in" svg:x="0in" svg:y="0.0083in" svg:viewBox="0 0 5870 414" draw:points="2936,414 0,414 0,0 5870,0 5870,414"><text:p/></draw:polygon><draw:path draw:style-name="gr51" draw:text-style-name="P4" svg:width="0.037in" svg:height="0.1657in" svg:x="0.0098in" svg:y="0.013in" svg:viewBox="0 0 95 422" svg:d="M94 17c1-5 1-6 1-9 0-4-4-8-9-8-3 0-7 2-9 10l-75 194c-1 2-2 5-2 7 0 1 0 3 2 7l75 195c2 5 3 9 9 9 5 0 9-3 9-8 0-1 0-2-1-7l-77-196z"><text:p/></draw:path><draw:path draw:style-name="gr52" draw:text-style-name="P4" svg:width="0.061in" svg:height="0.1173in" svg:x="0.0638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53" draw:text-style-name="P4" svg:width="0.0067in" svg:height="0.1657in" svg:x="0.1472in" svg:y="0.013in" svg:viewBox="0 0 18 422" svg:d="M18 16c0-9 0-16-10-16-8 0-8 7-8 16v391c0 7 0 15 8 15 10 0 10-8 10-15z"><text:p/></draw:path><draw:path draw:style-name="gr54" draw:text-style-name="P4" svg:width="0.076in" svg:height="0.0752in" svg:x="0.180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55" draw:text-style-name="P4" svg:width="0.037in" svg:height="0.1657in" svg:x="0.2709in" svg:y="0.013in" svg:viewBox="0 0 95 422" svg:d="M94 218c1-4 1-6 1-7s0-2-1-7l-76-194c-2-8-5-10-10-10-4 0-8 4-8 8 0 2 0 3 2 8l76 195-76 196c-2 3-2 5-2 7 0 5 4 8 8 8 6 0 8-3 9-8z"><text:p/></draw:path><draw:path draw:style-name="gr56" draw:text-style-name="P4" svg:width="0.1102in" svg:height="0.039in" svg:x="0.3815in" svg:y="0.0764in" svg:viewBox="0 0 281 100" svg:d="M266 17c8 0 15 0 15-9 0-8-7-8-13-8h-254c-7 0-14 0-14 8 0 9 7 9 14 9zM268 100c6 0 13 0 13-9 0-8-7-8-15-8h-252c-7 0-14 0-14 8 0 9 7 9 14 9z"><text:p/></draw:path><draw:path draw:style-name="gr57" draw:text-style-name="P4" svg:width="0.076in" svg:height="0.0752in" svg:x="0.554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58" draw:text-style-name="P4" svg:width="0.0421in" svg:height="0.0772in" svg:x="0.6476in" svg:y="0.0854in" svg:viewBox="0 0 108 197" svg:d="M67 8c0-8-1-8-8-8-19 18-47 19-59 19v11c7 0 26 0 43-8v151c0 9 0 13-30 13h-11v11c5 0 42-1 53-1 10 0 47 1 53 1v-11h-11c-30 0-30-4-30-13z"><text:p/></draw:path><draw:path draw:style-name="gr59" draw:text-style-name="P4" svg:width="0.061in" svg:height="0.1173in" svg:x="0.7173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60" draw:text-style-name="P4" svg:width="0.0472in" svg:height="0.05in" svg:x="0.7909in" svg:y="0.014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61" draw:text-style-name="P4" svg:width="0.0421in" svg:height="0.0772in" svg:x="0.7937in" svg:y="0.1016in" svg:viewBox="0 0 108 197" svg:d="M67 8c0-8-1-8-8-8-19 18-47 19-59 19v11c7 0 26 0 43-8v151c0 9 0 13-30 13h-11v11c5 0 42-1 53-1 10 0 47 1 53 1v-11h-11c-30 0-30-4-30-13z"><text:p/></draw:path><draw:path draw:style-name="gr62" draw:text-style-name="P4" svg:width="0.1102in" svg:height="0.1106in" svg:x="0.9035in" svg:y="0.0406in" svg:viewBox="0 0 281 282" svg:d="M150 150h118c6 0 13 0 13-8 0-10-7-10-13-10h-118v-118c0-7 0-14-8-14-10 0-10 7-10 14v118h-118c-7 0-14 0-14 10 0 8 7 8 14 8h118v118c0 6 0 14 10 14 8 0 8-8 8-14z"><text:p/></draw:path><draw:path draw:style-name="gr63" draw:text-style-name="P4" svg:width="0.076in" svg:height="0.0752in" svg:x="1.0669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64" draw:text-style-name="P4" svg:width="0.0516in" svg:height="0.0772in" svg:x="1.1559in" svg:y="0.08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65" draw:text-style-name="P4" svg:width="0.061in" svg:height="0.1173in" svg:x="1.2303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66" draw:text-style-name="P4" svg:width="0.0472in" svg:height="0.05in" svg:x="1.3039in" svg:y="0.014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67" draw:text-style-name="P4" svg:width="0.0516in" svg:height="0.0772in" svg:x="1.3012in" svg:y="0.101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68" draw:text-style-name="P4" svg:width="0.1102in" svg:height="0.039in" svg:x="1.4256in" svg:y="0.0764in" svg:viewBox="0 0 281 100" svg:d="M266 17c8 0 15 0 15-9 0-8-7-8-13-8h-254c-7 0-14 0-14 8 0 9 7 9 14 9zM268 100c6 0 13 0 13-9 0-8-7-8-15-8h-252c-7 0-14 0-14 8 0 9 7 9 14 9z"><text:p/></draw:path><draw:path draw:style-name="gr69" draw:text-style-name="P4" svg:width="0.037in" svg:height="0.1657in" svg:x="1.6098in" svg:y="0.013in" svg:viewBox="0 0 95 422" svg:d="M94 17c1-5 1-6 1-9 0-4-4-8-9-8-3 0-7 2-9 10l-75 194c-1 2-2 5-2 7 0 1 0 3 2 7l75 195c2 5 3 9 9 9 5 0 9-3 9-8 0-1 0-2-1-7l-77-196z"><text:p/></draw:path><draw:path draw:style-name="gr70" draw:text-style-name="P4" svg:width="0.076in" svg:height="0.0752in" svg:x="1.6626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71" draw:text-style-name="P4" svg:width="0.0067in" svg:height="0.1657in" svg:x="1.7638in" svg:y="0.013in" svg:viewBox="0 0 18 422" svg:d="M18 16c0-9 0-16-10-16-8 0-8 7-8 16v391c0 7 0 15 8 15 10 0 10-8 10-15z"><text:p/></draw:path><draw:path draw:style-name="gr72" draw:text-style-name="P4" svg:width="0.061in" svg:height="0.1173in" svg:x="1.798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73" draw:text-style-name="P4" svg:width="0.037in" svg:height="0.1657in" svg:x="1.8705in" svg:y="0.013in" svg:viewBox="0 0 95 422" svg:d="M94 218c1-4 1-6 1-7s0-2-1-7l-76-194c-2-8-5-10-10-10-4 0-8 4-8 8 0 2 0 3 2 8l76 195-76 196c-2 3-2 5-2 7 0 5 4 8 8 8 6 0 8-3 9-8z"><text:p/></draw:path><draw:path draw:style-name="gr74" draw:text-style-name="P4" svg:width="0.0472in" svg:height="0.05in" svg:x="1.9366in" svg:y="0in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4-3-26-3-33l36 24c7 6 7 6 11 6 6 0 9-4 9-10s-3-7-7-8z"><text:p/></draw:path><draw:path draw:style-name="gr75" draw:text-style-name="P4" svg:width="0.0831in" svg:height="0.0965in" svg:x="2.0626in" svg:y="0.0484in" svg:viewBox="0 0 212 246" svg:d="M197 132c7 0 15 0 15-10 0-8-8-8-15-8h-180c5-56 54-97 114-97h66c7 0 15 0 15-9 0-8-8-8-15-8h-66c-73 0-131 55-131 122 0 68 58 124 131 124h66c7 0 15 0 15-10 0-8-8-8-15-8h-66c-60 0-109-40-114-96z"><text:p/></draw:path><draw:path draw:style-name="gr76" draw:text-style-name="P4" svg:width="0.1079in" svg:height="0.1201in" svg:x="2.2114in" svg:y="0.0209in" svg:viewBox="0 0 275 306" svg:d="M262 14c0-7 0-14-6-14-2 0-8 0-9 7 0 12-11 12-14 12-15 0-29-6-37-9-22-10-40-10-47-10-70 0-149 44-149 152s77 154 150 154c22 0 53-5 83-24 19-12 42-32 42-40 0-6-7-7-10-7s-3 1-8 6c-24 28-63 43-101 43-65 0-82-66-82-130 0-84 30-140 77-140 31 0 82 32 96 76 1 4 3 8 9 8s6-6 6-14zM247 58c-5-8-9-12-20-24 1 1 6 1 7 1 5 0 10-1 13-4zM97 25c-9 10-37 46-37 129 0 42 6 99 43 130-68-22-89-80-89-130 0-80 44-117 83-130z"><text:p/></draw:path></draw:g></text:p>
      <text:p text:style-name="P1"/>
      <text:p text:style-name="P1"><draw:g text:anchor-type="as-char" svg:y="-0.2402in" draw:z-index="4" draw:style-name="gr1"><svg:title>TexMaths</svg:title><svg:desc>12§display§\( \left| a \right\rangle \left\langle b \right| = \left( \begin{array}{cc} a_{1}b_{1}^{*} &amp; a_{1}b_{2}^{*} \\ a_{2}b_{1}^{*} &amp; a_{2}b_{2}^{*} \end{array}\right) \)§svg§600§FALSE§</svg:desc><draw:polygon draw:style-name="gr77" draw:text-style-name="P3" svg:width="1.774in" svg:height="0.3819in" svg:x="0in" svg:y="0.0083in" svg:viewBox="0 0 4507 971" draw:points="2254,971 0,971 0,0 4507,0 4507,971"><text:p/></draw:polygon><draw:path draw:style-name="gr78" draw:text-style-name="P4" svg:width="0.0067in" svg:height="0.1661in" svg:x="0.0114in" svg:y="0.1165in" svg:viewBox="0 0 18 423" svg:d="M18 16c0-9 0-16-10-16-8 0-8 7-8 16v391c0 8 0 16 8 16 10 0 10-8 10-16z"><text:p/></draw:path><draw:path draw:style-name="gr79" draw:text-style-name="P4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80" draw:text-style-name="P4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81" draw:text-style-name="P4" svg:width="0.037in" svg:height="0.1661in" svg:x="0.2362in" svg:y="0.1165in" svg:viewBox="0 0 95 423" svg:d="M94 17c1-5 1-6 1-9 0-4-4-8-9-8-3 0-7 2-9 10l-75 194c-1 3-2 5-2 7s0 3 2 8l75 194c2 5 3 10 9 10 5 0 9-4 9-8 0-2 0-3-1-8l-77-196z"><text:p/></draw:path><draw:path draw:style-name="gr82" draw:text-style-name="P4" svg:width="0.061in" svg:height="0.1173in" svg:x="0.2902in" svg:y="0.1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83" draw:text-style-name="P4" svg:width="0.0067in" svg:height="0.1661in" svg:x="0.3732in" svg:y="0.1165in" svg:viewBox="0 0 18 423" svg:d="M18 16c0-9 0-16-10-16-8 0-8 7-8 16v391c0 8 0 16 8 16 10 0 10-8 10-16z"><text:p/></draw:path><draw:path draw:style-name="gr84" draw:text-style-name="P4" svg:width="0.1102in" svg:height="0.039in" svg:x="0.4551in" svg:y="0.1799in" svg:viewBox="0 0 281 100" svg:d="M266 17c8 0 15 0 15-9 0-8-7-8-13-8h-254c-7 0-14 0-14 8 0 9 7 9 14 9zM268 100c6 0 13 0 13-9 0-8-7-8-15-8h-252c-7 0-14 0-14 8 0 9 7 9 14 9z"><text:p/></draw:path><draw:path draw:style-name="gr85" draw:text-style-name="P4" svg:width="0.0819in" svg:height="0.3988in" svg:x="0.6559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86" draw:text-style-name="P4" svg:width="0.076in" svg:height="0.0752in" svg:x="0.8331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87" draw:text-style-name="P4" svg:width="0.0421in" svg:height="0.0772in" svg:x="0.9264in" svg:y="0.0874in" svg:viewBox="0 0 108 197" svg:d="M67 8c0-8-1-8-8-8-19 18-47 19-59 19v11c7 0 26 0 43-8v151c0 10 0 13-30 13h-11v11c5 0 42-1 53-1 10 0 47 1 53 1v-11h-11c-30 0-30-3-30-13z"><text:p/></draw:path><draw:path draw:style-name="gr88" draw:text-style-name="P4" svg:width="0.061in" svg:height="0.1173in" svg:x="0.9965in" svg:y="0.0244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89" draw:text-style-name="P4" svg:width="0.0472in" svg:height="0.05in" svg:x="1.0701in" svg:y="0.025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90" draw:text-style-name="P4" svg:width="0.0421in" svg:height="0.0772in" svg:x="1.0724in" svg:y="0.1035in" svg:viewBox="0 0 108 197" svg:d="M67 8c0-8-1-8-8-8-19 18-47 19-59 19v11c7 0 26 0 43-8v151c0 10 0 13-30 13h-11v11c5 0 42-1 53-1 10 0 47 1 53 1v-11h-11c-30 0-30-3-30-13z"><text:p/></draw:path><draw:path draw:style-name="gr91" draw:text-style-name="P4" svg:width="0.076in" svg:height="0.0752in" svg:x="1.3087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92" draw:text-style-name="P4" svg:width="0.0421in" svg:height="0.0772in" svg:x="1.4024in" svg:y="0.0874in" svg:viewBox="0 0 108 197" svg:d="M67 8c0-8-1-8-8-8-19 18-47 19-59 19v11c7 0 26 0 43-8v151c0 10 0 13-30 13h-11v11c5 0 42-1 53-1 10 0 47 1 53 1v-11h-11c-30 0-30-3-30-13z"><text:p/></draw:path><draw:path draw:style-name="gr93" draw:text-style-name="P4" svg:width="0.061in" svg:height="0.1173in" svg:x="1.472in" svg:y="0.0244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94" draw:text-style-name="P4" svg:width="0.0472in" svg:height="0.05in" svg:x="1.5457in" svg:y="0.025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95" draw:text-style-name="P4" svg:width="0.0516in" svg:height="0.0772in" svg:x="1.5429in" svg:y="0.1035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96" draw:text-style-name="P4" svg:width="0.076in" svg:height="0.0752in" svg:x="0.8331in" svg:y="0.2661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97" draw:text-style-name="P4" svg:width="0.0516in" svg:height="0.0772in" svg:x="0.9213in" svg:y="0.2862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98" draw:text-style-name="P4" svg:width="0.061in" svg:height="0.1173in" svg:x="0.9965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99" draw:text-style-name="P4" svg:width="0.0472in" svg:height="0.05in" svg:x="1.0701in" svg:y="0.2248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100" draw:text-style-name="P4" svg:width="0.0421in" svg:height="0.0772in" svg:x="1.0724in" svg:y="0.3028in" svg:viewBox="0 0 108 197" svg:d="M67 8c0-8-1-8-8-8-19 18-47 19-59 19v11c7 0 26 0 43-8v151c0 10 0 13-30 13h-11v11c5 0 42-1 53-1 10 0 47 1 53 1v-11h-11c-30 0-30-3-30-13z"><text:p/></draw:path><draw:path draw:style-name="gr101" draw:text-style-name="P4" svg:width="0.076in" svg:height="0.0752in" svg:x="1.3087in" svg:y="0.2661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102" draw:text-style-name="P4" svg:width="0.0516in" svg:height="0.0772in" svg:x="1.3969in" svg:y="0.2862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103" draw:text-style-name="P4" svg:width="0.061in" svg:height="0.1173in" svg:x="1.472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104" draw:text-style-name="P4" svg:width="0.0472in" svg:height="0.05in" svg:x="1.5457in" svg:y="0.2248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105" draw:text-style-name="P4" svg:width="0.0516in" svg:height="0.0772in" svg:x="1.5429in" svg:y="0.3028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106" draw:text-style-name="P4" svg:width="0.0819in" svg:height="0.3988in" svg:x="1.7008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1646in" draw:z-index="5" draw:style-name="gr1"><svg:title>TexMaths</svg:title><svg:desc>12§display§\( \left| b \right\rangle^{\dagger} \)§svg§600§FALSE§</svg:desc><draw:polygon draw:style-name="gr107" draw:text-style-name="P3" svg:width="0.2169in" svg:height="0.1898in" svg:x="0.0004in" svg:y="0.0087in" svg:viewBox="0 0 552 483" draw:points="276,483 0,483 0,0 552,0 552,483"><text:p/></draw:polygon><draw:path draw:style-name="gr108" draw:text-style-name="P4" svg:width="0.0067in" svg:height="0.1657in" svg:x="0.0118in" svg:y="0.0406in" svg:viewBox="0 0 18 422" svg:d="M18 16c0-9 0-16-10-16-8 0-8 7-8 16v390c0 7 0 16 8 16 10 0 10-9 10-16z"><text:p/></draw:path><draw:path draw:style-name="gr109" draw:text-style-name="P4" svg:width="0.061in" svg:height="0.1169in" svg:x="0.0461in" svg:y="0.05in" svg:viewBox="0 0 156 298" svg:d="M82 5c0-1 0-5-6-5-10 0-40 4-52 4-2 1-7 1-7 8 0 6 3 6 9 6 21 0 22 4 22 7s-4 17-7 25l-34 138c-5 22-7 29-7 43 0 40 22 67 54 67 49 0 102-63 102-124 0-39-23-67-56-67-20 0-38 12-50 25zM41 164c3-10 3-10 7-14 22-28 40-34 50-34 16 0 28 12 28 38s-14 75-23 92c-13 27-33 43-49 43-14 0-28-12-28-43 0-9 0-16 6-44z"><text:p/></draw:path><draw:path draw:style-name="gr110" draw:text-style-name="P4" svg:width="0.037in" svg:height="0.1657in" svg:x="0.1185in" svg:y="0.0406in" svg:viewBox="0 0 95 422" svg:d="M94 218c1-6 1-6 1-7s0-3-1-7l-76-194c-2-8-5-10-10-10-4 0-8 4-8 8 0 2 0 3 2 8l76 195-76 195c-2 4-2 5-2 7 0 4 4 9 8 9 6 0 8-5 9-9z"><text:p/></draw:path><draw:path draw:style-name="gr111" draw:text-style-name="P4" svg:width="0.0429in" svg:height="0.1063in" svg:x="0.1827in" svg:y="0in" svg:viewBox="0 0 110 271" svg:d="M59 84c5 1 7 1 15 5 10 1 18 3 23 3 12 0 13-8 13-12 0-1-1-11-13-11-5 0-13 2-23 5-8 1-10 3-15 3 1-11 2-23 3-31 3-6 4-22 4-33 0-8-4-13-11-13-6 0-12 2-12 13 0 10 3 25 5 35 0 3 2 18 4 29-5 0-8-2-16-3-10-3-18-5-24-5-11 0-12 9-12 11 0 4 1 12 12 12 6 0 14-2 24-3 8-4 11-4 16-5-2 8-3 18-5 24-4 18-4 20-4 36 0 56 6 117 7 123 0 2 0 4 5 4s5-2 5-6c0 0 2-25 5-43 0-27 1-53 1-78 0-16 0-18-4-36 0-5-2-16-3-24z"><text:p/></draw:path></draw:g></text:p>
      <text:p text:style-name="P1"/>
      <text:p text:style-name="P1"/>
      <text:p text:style-name="P1"><draw:g text:anchor-type="as-char" svg:y="-0.2402in" draw:z-index="6" draw:style-name="gr1"><svg:title>TexMaths</svg:title><svg:desc>12§display§\( \left| 0 \right\rangle = \left( \begin{array}{c} 1 \\ 0 \end{array} \right) \)§svg§600§FALSE§</svg:desc><draw:polygon draw:style-name="gr112" draw:text-style-name="P3" svg:width="0.8571in" svg:height="0.3819in" svg:x="0in" svg:y="0.0083in" svg:viewBox="0 0 2178 971" draw:points="1090,971 0,971 0,0 2178,0 2178,971"><text:p/></draw:polygon><draw:path draw:style-name="gr113" draw:text-style-name="P4" svg:width="0.0067in" svg:height="0.1661in" svg:x="0.0114in" svg:y="0.1165in" svg:viewBox="0 0 18 423" svg:d="M18 16c0-9 0-16-10-16-8 0-8 7-8 16v391c0 8 0 16 8 16 10 0 10-8 10-16z"><text:p/></draw:path><draw:path draw:style-name="gr114" draw:text-style-name="P4" svg:width="0.0701in" svg:height="0.1142in" svg:x="0.044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115" draw:text-style-name="P4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116" draw:text-style-name="P4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117" draw:text-style-name="P4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18" draw:text-style-name="P4" svg:width="0.0547in" svg:height="0.1106in" svg:x="0.6272in" svg:y="0.0287in" svg:viewBox="0 0 140 282" svg:d="M88 11c0-10 0-11-10-11-28 26-65 26-78 26v15c8 0 34 0 55-12v220c0 15 0 20-38 20h-15v13c15-1 53-1 69-1 18 0 54 0 69 1v-13h-13c-38 0-39-5-39-20z"><text:p/></draw:path><draw:path draw:style-name="gr119" draw:text-style-name="P4" svg:width="0.0701in" svg:height="0.1142in" svg:x="0.6185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120" draw:text-style-name="P4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402in" draw:z-index="8" draw:style-name="gr1"><svg:title>TexMaths</svg:title><svg:desc>12§display§\( \left| 1 \right\rangle = \left( \begin{array}{c} 0 \\ 1 \end{array} \right) \)§svg§600§FALSE§</svg:desc><draw:polygon draw:style-name="gr138" draw:text-style-name="P3" svg:width="0.8571in" svg:height="0.3819in" svg:x="0in" svg:y="0.0083in" svg:viewBox="0 0 2178 971" draw:points="1090,971 0,971 0,0 2178,0 2178,971"><text:p/></draw:polygon><draw:path draw:style-name="gr139" draw:text-style-name="P4" svg:width="0.0067in" svg:height="0.1661in" svg:x="0.0114in" svg:y="0.1165in" svg:viewBox="0 0 18 423" svg:d="M18 16c0-9 0-16-10-16-8 0-8 7-8 16v391c0 8 0 16 8 16 10 0 10-8 10-16z"><text:p/></draw:path><draw:path draw:style-name="gr140" draw:text-style-name="P4" svg:width="0.0547in" svg:height="0.1106in" svg:x="0.0524in" svg:y="0.1299in" svg:viewBox="0 0 140 282" svg:d="M88 11c0-10 0-11-10-11-28 26-65 26-78 26v15c8 0 34 0 55-12v220c0 15 0 20-38 20h-15v13c15-1 53-1 69-1 18 0 54 0 69 1v-13h-13c-38 0-39-5-39-20z"><text:p/></draw:path><draw:path draw:style-name="gr141" draw:text-style-name="P4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142" draw:text-style-name="P4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143" draw:text-style-name="P4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44" draw:text-style-name="P4" svg:width="0.0701in" svg:height="0.1142in" svg:x="0.6185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145" draw:text-style-name="P4" svg:width="0.0547in" svg:height="0.1106in" svg:x="0.6272in" svg:y="0.2283in" svg:viewBox="0 0 140 282" svg:d="M88 11c0-10 0-11-10-11-28 26-65 26-78 26v15c8 0 34 0 55-12v220c0 15 0 20-38 20h-15v13c15-1 53-1 69-1 18 0 54 0 69 1v-13h-13c-38 0-39-5-39-20z"><text:p/></draw:path><draw:path draw:style-name="gr146" draw:text-style-name="P4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/>
      <text:p text:style-name="P1"><draw:g text:anchor-type="as-char" svg:y="-0.1252in" draw:z-index="7" draw:style-name="gr1"><svg:title>TexMaths</svg:title><svg:desc>12§display§\( \left\langle 0 | 1 \right\rangle = 1 \cdot 0 + 0 \cdot 1 = 0. \)§svg§600§FALSE§</svg:desc><draw:polygon draw:style-name="gr121" draw:text-style-name="P3" svg:width="1.6571in" svg:height="0.1492in" svg:x="0in" svg:y="0.0083in" svg:viewBox="0 0 4210 380" draw:points="2105,380 0,380 0,0 4210,0 4210,380"><text:p/></draw:polygon><draw:path draw:style-name="gr122" draw:text-style-name="P4" svg:width="0.037in" svg:height="0.1657in" svg:x="0.0098in" svg:y="0.0004in" svg:viewBox="0 0 95 422" svg:d="M94 17c1-5 1-6 1-9 0-4-4-8-9-8-3 0-7 2-9 10l-75 194c-1 2-2 5-2 7 0 1 0 3 2 7l75 195c2 5 3 9 9 9 5 0 9-3 9-7 0-2 0-3-1-8l-77-196z"><text:p/></draw:path><draw:path draw:style-name="gr123" draw:text-style-name="P4" svg:width="0.0701in" svg:height="0.1138in" svg:x="0.063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124" draw:text-style-name="P4" svg:width="0.0067in" svg:height="0.1657in" svg:x="0.1591in" svg:y="0.0004in" svg:viewBox="0 0 18 422" svg:d="M18 16c0-9 0-16-10-16-8 0-8 7-8 16v391c0 8 0 15 8 15 10 0 10-7 10-15z"><text:p/></draw:path><draw:path draw:style-name="gr125" draw:text-style-name="P4" svg:width="0.0547in" svg:height="0.1106in" svg:x="0.2004in" svg:y="0.0138in" svg:viewBox="0 0 140 282" svg:d="M88 11c0-10 0-11-10-11-28 26-65 26-78 26v15c8 0 34 0 55-12v219c0 16 0 21-38 21h-15v13c15-1 53-1 69-1 18 0 54 0 69 1v-13h-13c-38 0-39-5-39-21z"><text:p/></draw:path><draw:path draw:style-name="gr126" draw:text-style-name="P4" svg:width="0.037in" svg:height="0.1657in" svg:x="0.2772in" svg:y="0.0004in" svg:viewBox="0 0 95 422" svg:d="M94 218c1-4 1-6 1-7s0-2-1-7l-76-194c-2-8-5-10-10-10-4 0-8 4-8 8 0 2 0 3 2 8l76 195-76 196c-2 3-2 5-2 8 0 4 4 7 8 7 6 0 8-3 9-7z"><text:p/></draw:path><draw:path draw:style-name="gr127" draw:text-style-name="P4" svg:width="0.1102in" svg:height="0.039in" svg:x="0.3882in" svg:y="0.0634in" svg:viewBox="0 0 281 100" svg:d="M266 17c8 0 15 0 15-9 0-8-7-8-13-8h-254c-7 0-14 0-14 8 0 9 7 9 14 9zM268 100c6 0 13 0 13-9 0-8-7-8-15-8h-252c-7 0-14 0-14 8 0 9 7 9 14 9z"><text:p/></draw:path><draw:path draw:style-name="gr128" draw:text-style-name="P4" svg:width="0.0547in" svg:height="0.1106in" svg:x="0.5693in" svg:y="0.0138in" svg:viewBox="0 0 140 282" svg:d="M88 11c0-10 0-11-11-11-27 26-64 26-77 26v15c8 0 34 0 55-12v219c0 16 0 21-38 21h-15v13c15-1 53-1 69-1 18 0 54 0 69 1v-13h-13c-38 0-39-5-39-21z"><text:p/></draw:path><draw:path draw:style-name="gr129" draw:text-style-name="P4" svg:width="0.0177in" svg:height="0.0177in" svg:x="0.6886in" svg:y="0.0744in" svg:viewBox="0 0 46 46" svg:d="M46 23c0-12-10-23-23-23-12 0-23 11-23 23 0 13 11 23 23 23 13 0 23-10 23-23z"><text:p/></draw:path><draw:path draw:style-name="gr130" draw:text-style-name="P4" svg:width="0.0701in" svg:height="0.1138in" svg:x="0.7642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31" draw:text-style-name="P4" svg:width="0.1102in" svg:height="0.1106in" svg:x="0.887in" svg:y="0.0276in" svg:viewBox="0 0 281 282" svg:d="M150 150h118c6 0 13 0 13-8 0-10-7-10-13-10h-118v-118c0-7 0-14-8-14-10 0-10 7-10 14v118h-118c-7 0-14 0-14 10 0 8 7 8 14 8h118v118c0 6 0 14 10 14 8 0 8-8 8-14z"><text:p/></draw:path><draw:path draw:style-name="gr132" draw:text-style-name="P4" svg:width="0.0701in" svg:height="0.1138in" svg:x="1.0492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33" draw:text-style-name="P4" svg:width="0.0177in" svg:height="0.0177in" svg:x="1.1776in" svg:y="0.0744in" svg:viewBox="0 0 46 46" svg:d="M46 23c0-12-10-23-23-23-12 0-23 11-23 23 0 13 11 23 23 23 13 0 23-10 23-23z"><text:p/></draw:path><draw:path draw:style-name="gr134" draw:text-style-name="P4" svg:width="0.0547in" svg:height="0.1106in" svg:x="1.2606in" svg:y="0.0138in" svg:viewBox="0 0 140 282" svg:d="M88 11c0-10 0-11-11-11-27 26-64 26-77 26v15c8 0 34 0 55-12v219c0 16 0 21-38 21h-15v13c15-1 53-1 69-1 18 0 54 0 69 1v-13h-13c-38 0-39-5-39-21z"><text:p/></draw:path><draw:path draw:style-name="gr135" draw:text-style-name="P4" svg:width="0.1102in" svg:height="0.039in" svg:x="1.3846in" svg:y="0.0634in" svg:viewBox="0 0 281 100" svg:d="M266 17c8 0 15 0 15-9 0-8-7-8-13-8h-254c-7 0-14 0-14 8 0 9 7 9 14 9zM268 100c6 0 13 0 13-9 0-8-7-8-15-8h-252c-7 0-14 0-14 8 0 9 7 9 14 9z"><text:p/></draw:path><draw:path draw:style-name="gr136" draw:text-style-name="P4" svg:width="0.0701in" svg:height="0.1138in" svg:x="1.5575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37" draw:text-style-name="P4" svg:width="0.0177in" svg:height="0.0177in" svg:x="1.648in" svg:y="0.1071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9" draw:style-name="gr1"><svg:title>TexMaths</svg:title><svg:desc>12§display§\( \left\langle \psi | \psi \right\rangle = 1 \)§svg§600§FALSE§</svg:desc><draw:polygon draw:style-name="gr147" draw:text-style-name="P3" svg:width="0.6776in" svg:height="0.1492in" svg:x="0in" svg:y="0.0083in" svg:viewBox="0 0 1722 380" draw:points="862,380 0,380 0,0 1722,0 1722,380"><text:p/></draw:polygon><draw:path draw:style-name="gr148" draw:text-style-name="P4" svg:width="0.037in" svg:height="0.1657in" svg:x="0.0098in" svg:y="0.0004in" svg:viewBox="0 0 95 422" svg:d="M94 17c1-5 1-6 1-9 0-4-4-8-9-8-3 0-7 2-9 10l-75 194c-1 2-2 5-2 7 0 1 0 3 2 7l75 195c2 5 3 9 9 9 5 0 9-3 9-7 0-2 0-3-1-8l-77-196z"><text:p/></draw:path><draw:path draw:style-name="gr149" draw:text-style-name="P4" svg:width="0.1008in" svg:height="0.1492in" svg:x="0.0614in" svg:y="0.0098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150" draw:text-style-name="P4" svg:width="0.0067in" svg:height="0.1657in" svg:x="0.1898in" svg:y="0.0004in" svg:viewBox="0 0 18 422" svg:d="M18 16c0-9 0-16-10-16-8 0-8 7-8 16v391c0 8 0 15 8 15 10 0 10-7 10-15z"><text:p/></draw:path><draw:path draw:style-name="gr151" draw:text-style-name="P4" svg:width="0.1008in" svg:height="0.1492in" svg:x="0.2217in" svg:y="0.0098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152" draw:text-style-name="P4" svg:width="0.037in" svg:height="0.1657in" svg:x="0.3398in" svg:y="0.0004in" svg:viewBox="0 0 95 422" svg:d="M94 218c1-4 1-6 1-7s0-2-1-7l-76-194c-2-8-5-10-10-10-4 0-8 4-8 8 0 2 0 3 2 8l76 195-76 196c-2 3-2 5-2 8 0 4 4 7 8 7 6 0 8-3 9-7z"><text:p/></draw:path><draw:path draw:style-name="gr153" draw:text-style-name="P4" svg:width="0.1102in" svg:height="0.039in" svg:x="0.4508in" svg:y="0.0634in" svg:viewBox="0 0 281 100" svg:d="M266 17c8 0 15 0 15-9 0-8-7-8-13-8h-254c-7 0-14 0-14 8 0 9 7 9 14 9zM268 100c6 0 13 0 13-9 0-8-7-8-15-8h-252c-7 0-14 0-14 8 0 9 7 9 14 9z"><text:p/></draw:path><draw:path draw:style-name="gr154" draw:text-style-name="P4" svg:width="0.0547in" svg:height="0.1106in" svg:x="0.6315in" svg:y="0.0138in" svg:viewBox="0 0 140 282" svg:d="M88 11c0-10 0-11-11-11-27 26-64 26-77 26v15c8 0 34 0 55-12v219c0 16 0 21-38 21h-15v13c15-1 53-1 69-1 18 0 54 0 69 1v-13h-13c-38 0-39-5-39-21z"><text:p/></draw:path></draw:g></text:p>
      <text:p text:style-name="P1"/>
      <text:p text:style-name="P1"><draw:g text:anchor-type="as-char" svg:y="-0.2902in" draw:z-index="10" draw:style-name="gr1"><svg:title>TexMaths</svg:title><svg:desc>12§display§\( \left| \psi \right\rangle = \frac{1}{\sqrt{2}}\left( \left| 0 \right\rangle+ \left| 1 \right\rangle \right) = \left(\begin{array}{c} \frac{1}{\sqrt{2}} \\ \frac{1}{\sqrt{2}} \end{array} \right). \)§svg§600§FALSE§</svg:desc><draw:polygon draw:style-name="gr155" draw:text-style-name="P3" svg:width="2.363in" svg:height="0.4811in" svg:x="0in" svg:y="0.0083in" svg:viewBox="0 0 6003 1223" draw:points="3002,1223 0,1223 0,0 6003,0 6003,1223"><text:p/></draw:polygon><draw:path draw:style-name="gr156" draw:text-style-name="P4" svg:width="0.0067in" svg:height="0.1661in" svg:x="0.0114in" svg:y="0.1661in" svg:viewBox="0 0 18 423" svg:d="M18 16c0-9 0-16-10-16-8 0-8 7-8 16v391c0 8 0 16 8 16 10 0 10-8 10-16z"><text:p/></draw:path><draw:path draw:style-name="gr157" draw:text-style-name="P4" svg:width="0.1008in" svg:height="0.1496in" svg:x="0.0425in" svg:y="0.1752in" svg:viewBox="0 0 257 381" svg:d="M192 11c0-1 1-4 1-6 0-5-3-5-5-5-4 0-4 1-7 8l-69 280c-33-3-48-19-48-47 0-8 0-20 22-79 2-6 4-12 4-20 0-20-13-35-35-35-39 0-55 61-55 65 0 3 4 3 5 3 5 0 5 0 7-7 11-41 29-52 43-52 3 0 10 0 10 14 0 10-5 21-10 36-19 53-19 65-19 72 0 39 32 57 72 60-2 14-2 15-8 38-2 5-11 39-11 41 0 0 0 4 6 4 1 0 3 0 3-3 2-1 5-11 5-17l17-62c16 0 53 0 92-47 17-19 27-37 32-49 3-11 13-48 13-66 0-24-12-30-19-30-10 0-21 11-21 20 0 5 1 9 6 11 5 5 15 16 15 36 0 28-22 63-36 78-38 37-65 37-80 37z"><text:p/></draw:path><draw:path draw:style-name="gr158" draw:text-style-name="P4" svg:width="0.037in" svg:height="0.1661in" svg:x="0.161in" svg:y="0.1661in" svg:viewBox="0 0 95 423" svg:d="M94 219c1-5 1-6 1-8 0-1 0-2-1-7l-76-194c-2-8-5-10-10-10-4 0-8 4-8 8 0 2 0 3 2 8l76 195-76 196c-2 4-2 5-2 8 0 4 4 8 8 8 6 0 8-4 9-8z"><text:p/></draw:path><draw:path draw:style-name="gr159" draw:text-style-name="P4" svg:width="0.1102in" svg:height="0.039in" svg:x="0.2717in" svg:y="0.2295in" svg:viewBox="0 0 281 100" svg:d="M266 17c8 0 15 0 15-9 0-8-7-8-13-8h-254c-7 0-14 0-14 8 0 9 7 9 14 9zM268 100c6 0 13 0 13-9 0-8-7-8-15-8h-252c-7 0-14 0-14 8 0 9 7 9 14 9z"><text:p/></draw:path><draw:path draw:style-name="gr160" draw:text-style-name="P4" svg:width="0.0547in" svg:height="0.1106in" svg:x="0.5413in" svg:y="0.0673in" svg:viewBox="0 0 140 282" svg:d="M88 11c0-10 0-11-11-11-27 26-64 26-77 26v15c8 0 34 0 55-12v220c0 15 0 20-38 20h-15v13c15-1 53-1 69-1 18 0 54 0 69 1v-13h-13c-38 0-39-5-39-20z"><text:p/></draw:path><draw:polygon draw:style-name="gr161" draw:text-style-name="P4" svg:width="0.2217in" svg:height="0.0067in" svg:x="0.4579in" svg:y="0.2457in" svg:viewBox="0 0 564 18" draw:points="281,18 0,18 0,0 564,0 564,18"><text:p/></draw:polygon><draw:path draw:style-name="gr162" draw:text-style-name="P4" svg:width="0.1295in" svg:height="0.1661in" svg:x="0.4697in" svg:y="0.2787in" svg:viewBox="0 0 330 423" svg:d="M133 378l-73-164c-4-6-6-6-7-6 0 0-3 0-7 2l-40 31c-6 4-6 6-6 6 0 3 1 5 4 5s10-5 14-9c4-2 10-6 13-10l84 182c3 8 6 8 10 8 6 0 7-3 11-8l192-398c2-6 2-7 2-9 0-4-4-8-8-8s-8 2-10 8z"><text:p/></draw:path><draw:polygon draw:style-name="gr163" draw:text-style-name="P4" svg:width="0.0831in" svg:height="0.0067in" svg:x="0.5961in" svg:y="0.2787in" svg:viewBox="0 0 212 18" draw:points="106,18 0,18 0,0 212,0 212,18"><text:p/></draw:polygon><draw:path draw:style-name="gr164" draw:text-style-name="P4" svg:width="0.0661in" svg:height="0.1106in" svg:x="0.6043in" svg:y="0.3126in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ath draw:style-name="gr165" draw:text-style-name="P4" svg:width="0.0382in" svg:height="0.1661in" svg:x="0.7437in" svg:y="0.1661in" svg:viewBox="0 0 98 423" svg:d="M98 419c0-1 0-2-7-10-53-52-66-133-66-198 0-73 16-146 69-199 4-5 4-6 4-8 0-3-1-4-4-4-4 0-42 29-68 83-21 45-26 92-26 128 0 34 5 84 28 132 26 53 62 80 66 80 3 0 4-2 4-4z"><text:p/></draw:path><draw:path draw:style-name="gr166" draw:text-style-name="P4" svg:width="0.0067in" svg:height="0.1661in" svg:x="0.811in" svg:y="0.1661in" svg:viewBox="0 0 18 423" svg:d="M18 16c0-9 0-16-10-16-8 0-8 7-8 16v391c0 8 0 16 8 16 10 0 10-8 10-16z"><text:p/></draw:path><draw:path draw:style-name="gr167" draw:text-style-name="P4" svg:width="0.0701in" svg:height="0.1142in" svg:x="0.8437in" svg:y="0.1799in" svg:viewBox="0 0 179 291" svg:d="M179 146c0-33-3-67-18-99-19-40-53-47-72-47-24 0-57 11-73 50-14 29-16 63-16 96s2 70 19 103c18 33 49 42 70 42 24 0 55-9 74-48 13-29 16-63 16-97zM89 282c-16 0-42-11-49-51-4-26-4-65-4-89 0-28 0-56 2-78 9-51 41-54 51-54 14 0 42 7 50 49 4 24 4 55 4 83 0 31 0 60-5 86-6 41-30 54-49 54z"><text:p/></draw:path><draw:path draw:style-name="gr168" draw:text-style-name="P4" svg:width="0.037in" svg:height="0.1661in" svg:x="0.9295in" svg:y="0.1661in" svg:viewBox="0 0 95 423" svg:d="M94 219c1-5 1-6 1-8 0-1 0-2-1-7l-76-194c-2-8-5-10-10-10-4 0-8 4-8 8 0 2 0 3 2 8l76 195-76 196c-2 4-2 5-2 8 0 4 4 8 8 8 6 0 8-4 9-8z"><text:p/></draw:path><draw:path draw:style-name="gr169" draw:text-style-name="P4" svg:width="0.1102in" svg:height="0.1106in" svg:x="1.0311in" svg:y="0.1937in" svg:viewBox="0 0 281 282" svg:d="M150 150h118c6 0 13 0 13-8 0-10-7-10-13-10h-118v-118c0-7 0-14-8-14-10 0-10 7-10 14v118h-118c-7 0-14 0-14 10 0 8 7 8 14 8h118v118c0 6 0 14 10 14 8 0 8-8 8-14z"><text:p/></draw:path><draw:path draw:style-name="gr170" draw:text-style-name="P4" svg:width="0.0067in" svg:height="0.1661in" svg:x="1.2079in" svg:y="0.1661in" svg:viewBox="0 0 18 423" svg:d="M18 16c0-9 0-16-10-16-8 0-8 7-8 16v391c0 8 0 16 8 16 10 0 10-8 10-16z"><text:p/></draw:path><draw:path draw:style-name="gr171" draw:text-style-name="P4" svg:width="0.0547in" svg:height="0.1106in" svg:x="1.2488in" svg:y="0.1799in" svg:viewBox="0 0 140 282" svg:d="M88 11c0-10 0-11-11-11-27 26-64 26-77 26v15c8 0 34 0 55-12v220c0 15 0 20-38 20h-15v13c15-1 53-1 69-1 18 0 54 0 69 1v-13h-13c-38 0-39-5-39-20z"><text:p/></draw:path><draw:path draw:style-name="gr172" draw:text-style-name="P4" svg:width="0.037in" svg:height="0.1661in" svg:x="1.326in" svg:y="0.1661in" svg:viewBox="0 0 95 423" svg:d="M94 219c1-5 1-6 1-8 0-1 0-2-1-7l-76-194c-2-8-5-10-10-10-4 0-8 4-8 8 0 2 0 3 2 8l76 195-76 196c-2 4-2 5-2 8 0 4 4 8 8 8 6 0 8-4 9-8z"><text:p/></draw:path><draw:path draw:style-name="gr173" draw:text-style-name="P4" svg:width="0.0382in" svg:height="0.1661in" svg:x="1.3913in" svg:y="0.1661in" svg:viewBox="0 0 98 423" svg:d="M98 211c0-32-4-84-27-132-25-51-63-79-67-79-2 0-4 2-4 4s0 3 7 10c43 41 67 108 67 197 0 72-15 147-68 200-6 6-6 7-6 8 0 2 2 4 4 4 4 0 43-29 68-83 22-46 26-93 26-129z"><text:p/></draw:path><draw:path draw:style-name="gr174" draw:text-style-name="P4" svg:width="0.1102in" svg:height="0.039in" svg:x="1.5016in" svg:y="0.2295in" svg:viewBox="0 0 281 100" svg:d="M266 17c8 0 15 0 15-9 0-8-7-8-13-8h-254c-7 0-14 0-14 8 0 9 7 9 14 9zM268 100c6 0 13 0 13-9 0-8-7-8-15-8h-252c-7 0-14 0-14 8 0 9 7 9 14 9z"><text:p/></draw:path><draw:path draw:style-name="gr175" draw:text-style-name="P4" svg:width="0.0866in" svg:height="0.4984in" svg:x="1.7067in" svg:y="0in" svg:viewBox="0 0 221 1267" svg:d="M221 1262c0-1 0-2-3-5-40-49-74-103-99-162-55-128-78-280-78-462 0-179 20-338 84-476 24-54 56-103 93-150 2 0 3-1 3-3 0-4-3-4-10-4-6 0-7 0-7 1-1 0-28 25-60 72-74 103-112 227-131 353-11 69-13 138-13 207 0 157 20 319 88 463 30 65 70 123 111 167 5 3 5 4 12 4s10 0 10-5z"><text:p/></draw:path><draw:path draw:style-name="gr176" draw:text-style-name="P4" svg:width="0.0421in" svg:height="0.0772in" svg:x="1.9693in" svg:y="0.0165in" svg:viewBox="0 0 108 197" svg:d="M67 8c0-8-1-8-8-8-19 18-47 19-59 19v11c7 0 26 0 43-8v151c0 10 0 13-30 13h-11v11c5 0 42-1 53-1 10 0 47 1 53 1v-11h-11c-30 0-30-3-30-13z"><text:p/></draw:path><draw:polygon draw:style-name="gr177" draw:text-style-name="P4" svg:width="0.1752in" svg:height="0.0067in" svg:x="1.9024in" svg:y="0.1138in" svg:viewBox="0 0 446 18" draw:points="223,18 0,18 0,0 446,0 446,18"><text:p/></draw:polygon><draw:path draw:style-name="gr178" draw:text-style-name="P4" svg:width="0.1008in" svg:height="0.1165in" svg:x="1.913in" svg:y="0.1327in" svg:viewBox="0 0 257 297" svg:d="M103 264l-57-115c-2-3-3-5-5-5-1 0-3 0-5 2l-32 21c-4 3-4 5-4 6s2 3 4 3 2 0 6-2c3-2 12-8 15-11l65 128c2 4 4 6 7 6s6 0 9-6l148-278c3-3 3-5 3-6 0-5-4-7-6-7-5 0-7 2-9 6z"><text:p/></draw:path><draw:polygon draw:style-name="gr179" draw:text-style-name="P4" svg:width="0.0661in" svg:height="0.0059in" svg:x="2.011in" svg:y="0.1327in" svg:viewBox="0 0 169 16" draw:points="84,16 0,16 0,0 169,0 169,16"><text:p/></draw:polygon><draw:path draw:style-name="gr180" draw:text-style-name="P4" svg:width="0.0516in" svg:height="0.0772in" svg:x="2.0185in" svg:y="0.1579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181" draw:text-style-name="P4" svg:width="0.0421in" svg:height="0.0772in" svg:x="1.9693in" svg:y="0.2465in" svg:viewBox="0 0 108 197" svg:d="M67 8c0-8-1-8-8-8-19 18-47 19-59 19v11c7 0 26 0 43-8v151c0 10 0 13-30 13h-11v11c5 0 42-1 53-1 10 0 47 1 53 1v-11h-11c-30 0-30-3-30-13z"><text:p/></draw:path><draw:polygon draw:style-name="gr182" draw:text-style-name="P4" svg:width="0.1752in" svg:height="0.0067in" svg:x="1.9024in" svg:y="0.3445in" svg:viewBox="0 0 446 18" draw:points="223,18 0,18 0,0 446,0 446,18"><text:p/></draw:polygon><draw:path draw:style-name="gr183" draw:text-style-name="P4" svg:width="0.1008in" svg:height="0.1165in" svg:x="1.913in" svg:y="0.3638in" svg:viewBox="0 0 257 297" svg:d="M103 264l-57-115c-2-3-3-5-5-5-1 0-3 0-5 2l-32 21c-4 3-4 5-4 6s2 3 4 3 2 0 6-2c3-2 12-8 15-11l65 128c2 4 4 6 7 6s6 0 9-6l148-278c3-3 3-5 3-6 0-5-4-7-6-7-5 0-7 2-9 6z"><text:p/></draw:path><draw:polygon draw:style-name="gr184" draw:text-style-name="P4" svg:width="0.0661in" svg:height="0.0059in" svg:x="2.011in" svg:y="0.3638in" svg:viewBox="0 0 169 16" draw:points="84,16 0,16 0,0 169,0 169,16"><text:p/></draw:polygon><draw:path draw:style-name="gr185" draw:text-style-name="P4" svg:width="0.0516in" svg:height="0.0772in" svg:x="2.0185in" svg:y="0.3878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186" draw:text-style-name="P4" svg:width="0.0866in" svg:height="0.4984in" svg:x="2.1858in" svg:y="0in" svg:viewBox="0 0 221 1267" svg:d="M221 633c0-158-21-318-88-463-30-64-71-122-111-166-5-4-5-4-12-4-6 0-10 0-10 4 0 2 2 3 2 6 41 49 75 103 100 160 55 130 78 281 78 463 0 180-22 338-84 476-24 54-56 104-94 149-1 2-2 3-2 4 0 5 4 5 10 5s7 0 7-1c1-2 27-26 60-74 74-103 111-227 131-353 9-68 13-137 13-206z"><text:p/></draw:path><draw:path draw:style-name="gr187" draw:text-style-name="P4" svg:width="0.0177in" svg:height="0.0177in" svg:x="2.3539in" svg:y="0.2724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0" draw:style-name="gr1"><svg:title>TexMaths</svg:title><svg:desc>12§display§\left\{ \left| 0 \right\rangle, \left| 1 \right\rangle\right\}§svg§600§FALSE§</svg:desc><draw:polygon draw:style-name="gr2" draw:text-style-name="P3" svg:width="0.626in" svg:height="0.1492in" svg:x="0in" svg:y="0.0083in" svg:viewBox="0 0 1591 380" draw:points="795,380 0,380 0,0 1591,0 1591,380"><text:p/></draw:polygon><draw:path draw:style-name="gr3" draw:text-style-name="P4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4" draw:text-style-name="P4" svg:width="0.0067in" svg:height="0.1657in" svg:x="0.0945in" svg:y="0.0004in" svg:viewBox="0 0 18 422" svg:d="M18 16c0-9 0-16-10-16-8 0-8 7-8 16v391c0 8 0 15 8 15 10 0 10-7 10-15z"><text:p/></draw:path><draw:path draw:style-name="gr5" draw:text-style-name="P4" svg:width="0.0701in" svg:height="0.1138in" svg:x="0.1276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6" draw:text-style-name="P4" svg:width="0.037in" svg:height="0.1657in" svg:x="0.213in" svg:y="0.0004in" svg:viewBox="0 0 95 422" svg:d="M94 218c1-4 1-6 1-7s0-2-1-7l-76-194c-2-8-5-10-10-10-4 0-8 4-8 8 0 2 0 3 2 8l76 195-76 196c-2 3-2 5-2 8 0 4 4 7 8 7 6 0 8-3 9-7z"><text:p/></draw:path><draw:path draw:style-name="gr7" draw:text-style-name="P4" svg:width="0.0193in" svg:height="0.0496in" svg:x="0.3102in" svg:y="0.1071in" svg:viewBox="0 0 50 127" svg:d="M50 44c0-27-10-44-27-44-15 0-23 11-23 22 0 12 8 24 23 24 5 0 11-3 14-6 3-2 3-2 4-2v6c0 32-15 58-29 71-5 5-5 6-5 7 0 4 1 5 5 5 5 0 38-33 38-83z"><text:p/></draw:path><draw:path draw:style-name="gr8" draw:text-style-name="P4" svg:width="0.0067in" svg:height="0.1657in" svg:x="0.3898in" svg:y="0.0004in" svg:viewBox="0 0 18 422" svg:d="M18 16c0-9 0-16-10-16-8 0-8 7-8 16v391c0 8 0 15 8 15 10 0 10-7 10-15z"><text:p/></draw:path><draw:path draw:style-name="gr9" draw:text-style-name="P4" svg:width="0.0547in" svg:height="0.1106in" svg:x="0.4307in" svg:y="0.0138in" svg:viewBox="0 0 140 282" svg:d="M88 11c0-10 0-11-11-11-27 26-64 26-77 26v15c8 0 34 0 55-12v219c0 16 0 21-38 21h-15v13c15-1 53-1 69-1 18 0 54 0 69 1v-13h-13c-38 0-39-5-39-21z"><text:p/></draw:path><draw:path draw:style-name="gr10" draw:text-style-name="P4" svg:width="0.037in" svg:height="0.1657in" svg:x="0.5083in" svg:y="0.0004in" svg:viewBox="0 0 95 422" svg:d="M94 218c1-4 1-6 1-7s0-2-1-7l-76-194c-2-8-5-10-10-10-4 0-8 4-8 8 0 2 0 3 2 8l76 195-76 196c-2 3-2 5-2 8 0 4 4 7 8 7 6 0 8-3 9-7z"><text:p/></draw:path><draw:path draw:style-name="gr11" draw:text-style-name="P4" svg:width="0.0591in" svg:height="0.1657in" svg:x="0.5752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1"/>
      <text:p text:style-name="P2"><draw:g text:anchor-type="as-char" svg:y="-0.2402in" draw:z-index="11" draw:style-name="gr1"><svg:title>TexMaths</svg:title><svg:desc>12§display§\( \left\{ \left| 0 \right\rangle := \left( \begin{array}{c} 1 \\ 0 \end{array} \right) , \left| 1 \right\rangle := \left( \begin{array}{c} 0 \\ 1 \end{array} \right) \right\} \)§svg§600§FALSE§</svg:desc><draw:polygon draw:style-name="gr188" draw:text-style-name="P3" svg:width="2.2213in" svg:height="0.3819in" svg:x="0.0004in" svg:y="0.0083in" svg:viewBox="0 0 5643 971" draw:points="2821,971 0,971 0,0 5643,0 5643,971"><text:p/></draw:polygon><draw:path draw:style-name="gr189" draw:text-style-name="P4" svg:width="0.0807in" svg:height="0.3988in" svg:x="0.0142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190" draw:text-style-name="P4" svg:width="0.0067in" svg:height="0.1661in" svg:x="0.1362in" svg:y="0.1165in" svg:viewBox="0 0 18 423" svg:d="M18 16c0-9 0-16-10-16-8 0-8 7-8 16v391c0 8 0 16 8 16 10 0 10-8 10-16z"><text:p/></draw:path><draw:path draw:style-name="gr191" draw:text-style-name="P4" svg:width="0.0701in" svg:height="0.1142in" svg:x="0.1693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192" draw:text-style-name="P4" svg:width="0.037in" svg:height="0.1661in" svg:x="0.2543in" svg:y="0.1165in" svg:viewBox="0 0 95 423" svg:d="M94 219c1-5 1-6 1-8 0-1 0-2-1-7l-76-194c-2-8-5-10-10-10-4 0-8 4-8 8 0 2 0 3 2 8l76 195-76 196c-2 4-2 5-2 8 0 4 4 8 8 8 6 0 8-4 9-8z"><text:p/></draw:path><draw:path draw:style-name="gr193" draw:text-style-name="P4" svg:width="0.0177in" svg:height="0.0717in" svg:x="0.3709in" svg:y="0.1693in" svg:viewBox="0 0 46 183" svg:d="M46 22c0-11-10-22-23-22-12 0-23 11-23 22 0 13 11 24 23 24 13 0 23-11 23-24zM46 161c0-13-10-23-23-23-12 0-23 10-23 23 0 12 11 22 23 22 13 0 23-10 23-22z"><text:p/></draw:path><draw:path draw:style-name="gr194" draw:text-style-name="P4" svg:width="0.1102in" svg:height="0.039in" svg:x="0.4118in" svg:y="0.1799in" svg:viewBox="0 0 281 100" svg:d="M266 17c8 0 15 0 15-9 0-8-7-8-13-8h-254c-7 0-14 0-14 8 0 9 7 9 14 9zM268 100c6 0 13 0 13-9 0-8-7-8-15-8h-252c-7 0-14 0-14 8 0 9 7 9 14 9z"><text:p/></draw:path><draw:path draw:style-name="gr195" draw:text-style-name="P4" svg:width="0.0819in" svg:height="0.3988in" svg:x="0.612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96" draw:text-style-name="P4" svg:width="0.0547in" svg:height="0.1106in" svg:x="0.7976in" svg:y="0.0287in" svg:viewBox="0 0 140 282" svg:d="M88 11c0-10 0-11-11-11-27 26-64 26-77 26v15c8 0 34 0 55-12v220c0 15 0 20-38 20h-15v13c15-1 53-1 69-1 18 0 54 0 69 1v-13h-13c-38 0-39-5-39-20z"><text:p/></draw:path><draw:path draw:style-name="gr197" draw:text-style-name="P4" svg:width="0.0701in" svg:height="0.1142in" svg:x="0.7894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198" draw:text-style-name="P4" svg:width="0.0819in" svg:height="0.3988in" svg:x="0.955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199" draw:text-style-name="P4" svg:width="0.0193in" svg:height="0.0496in" svg:x="1.1134in" svg:y="0.2228in" svg:viewBox="0 0 50 127" svg:d="M50 44c0-27-10-44-27-44-15 0-23 11-23 22 0 12 8 24 23 24 5 0 11-3 14-6 3-2 3-2 4-2v6c0 32-15 58-29 71-5 5-5 6-5 7 0 4 1 5 5 5 5 0 38-33 38-83z"><text:p/></draw:path><draw:path draw:style-name="gr200" draw:text-style-name="P4" svg:width="0.0067in" svg:height="0.1661in" svg:x="1.1921in" svg:y="0.1165in" svg:viewBox="0 0 18 423" svg:d="M18 16c0-9 0-16-10-16-8 0-8 7-8 16v391c0 8 0 16 8 16 10 0 10-8 10-16z"><text:p/></draw:path><draw:path draw:style-name="gr201" draw:text-style-name="P4" svg:width="0.0547in" svg:height="0.1106in" svg:x="1.2339in" svg:y="0.1299in" svg:viewBox="0 0 140 282" svg:d="M88 11c0-10 0-11-11-11-27 26-64 26-77 26v15c8 0 34 0 55-12v220c0 15 0 20-38 20h-15v13c15-1 53-1 69-1 18 0 54 0 69 1v-13h-13c-38 0-39-5-39-20z"><text:p/></draw:path><draw:path draw:style-name="gr202" draw:text-style-name="P4" svg:width="0.037in" svg:height="0.1661in" svg:x="1.3114in" svg:y="0.1165in" svg:viewBox="0 0 95 423" svg:d="M94 219c1-5 1-6 1-8 0-1 0-2-1-7l-76-194c-2-8-5-10-10-10-4 0-8 4-8 8 0 2 0 3 2 8l76 195-76 196c-2 4-2 5-2 8 0 4 4 8 8 8 6 0 8-4 9-8z"><text:p/></draw:path><draw:path draw:style-name="gr203" draw:text-style-name="P4" svg:width="0.0177in" svg:height="0.0717in" svg:x="1.4264in" svg:y="0.1693in" svg:viewBox="0 0 46 183" svg:d="M46 22c0-11-10-22-23-22-12 0-23 11-23 22 0 13 11 24 23 24 13 0 23-11 23-24zM46 161c0-13-10-23-23-23-12 0-23 10-23 23 0 12 11 22 23 22 13 0 23-10 23-22z"><text:p/></draw:path><draw:path draw:style-name="gr204" draw:text-style-name="P4" svg:width="0.1102in" svg:height="0.039in" svg:x="1.4681in" svg:y="0.1799in" svg:viewBox="0 0 281 100" svg:d="M266 17c8 0 15 0 15-9 0-8-7-8-13-8h-254c-7 0-14 0-14 8 0 9 7 9 14 9zM268 100c6 0 13 0 13-9 0-8-7-8-15-8h-252c-7 0-14 0-14 8 0 9 7 9 14 9z"><text:p/></draw:path><draw:path draw:style-name="gr205" draw:text-style-name="P4" svg:width="0.0819in" svg:height="0.3988in" svg:x="1.6685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206" draw:text-style-name="P4" svg:width="0.0701in" svg:height="0.1142in" svg:x="1.8461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207" draw:text-style-name="P4" svg:width="0.0547in" svg:height="0.1106in" svg:x="1.8539in" svg:y="0.2283in" svg:viewBox="0 0 140 282" svg:d="M88 11c0-10 0-11-10-11-28 26-65 26-78 26v15c8 0 34 0 55-12v220c0 15 0 20-38 20h-15v13c15-1 53-1 69-1 18 0 54 0 69 1v-13h-13c-38 0-39-5-39-20z"><text:p/></draw:path><draw:path draw:style-name="gr208" draw:text-style-name="P4" svg:width="0.0819in" svg:height="0.3988in" svg:x="2.011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209" draw:text-style-name="P4" svg:width="0.0807in" svg:height="0.3988in" svg:x="2.1492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1"/>
      <text:p text:style-name="P2"><draw:g text:anchor-type="as-char" svg:y="-0.1252in" draw:z-index="13" draw:style-name="gr1"><svg:title>TexMaths</svg:title><svg:desc>12§display§\left\{ \left| + \right\rangle, \left| - \right\rangle\right\}
§svg§600§FALSE§</svg:desc><draw:polygon draw:style-name="gr252" draw:text-style-name="P3" svg:width="0.7185in" svg:height="0.1492in" svg:x="0in" svg:y="0.0083in" svg:viewBox="0 0 1826 380" draw:points="914,380 0,380 0,0 1826,0 1826,380"><text:p/></draw:polygon><draw:path draw:style-name="gr253" draw:text-style-name="P4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254" draw:text-style-name="P4" svg:width="0.0067in" svg:height="0.1657in" svg:x="0.0945in" svg:y="0.0004in" svg:viewBox="0 0 18 422" svg:d="M18 16c0-9 0-16-10-16-8 0-8 7-8 16v391c0 8 0 15 8 15 10 0 10-7 10-15z"><text:p/></draw:path><draw:path draw:style-name="gr255" draw:text-style-name="P4" svg:width="0.1102in" svg:height="0.1106in" svg:x="0.1299in" svg:y="0.0276in" svg:viewBox="0 0 281 282" svg:d="M150 150h118c6 0 13 0 13-8 0-10-7-10-13-10h-118v-118c0-7 0-14-8-14-10 0-10 7-10 14v118h-118c-7 0-14 0-14 10 0 8 7 8 14 8h118v118c0 6 0 14 10 14 8 0 8-8 8-14z"><text:p/></draw:path><draw:path draw:style-name="gr256" draw:text-style-name="P4" svg:width="0.037in" svg:height="0.1657in" svg:x="0.2594in" svg:y="0.0004in" svg:viewBox="0 0 95 422" svg:d="M94 218c1-4 1-6 1-7s0-2-1-7l-76-194c-2-8-5-10-10-10-4 0-8 4-8 8 0 2 0 3 2 8l76 195-76 196c-2 3-2 5-2 8 0 4 4 7 8 7 6 0 8-3 9-7z"><text:p/></draw:path><draw:path draw:style-name="gr257" draw:text-style-name="P4" svg:width="0.0193in" svg:height="0.0496in" svg:x="0.3563in" svg:y="0.1071in" svg:viewBox="0 0 50 127" svg:d="M50 44c0-27-10-44-27-44-15 0-23 11-23 22 0 12 8 24 23 24 5 0 11-3 14-6 3-2 3-2 4-2v6c0 32-15 58-29 71-5 5-5 6-5 7 0 4 1 5 5 5 5 0 38-33 38-83z"><text:p/></draw:path><draw:path draw:style-name="gr258" draw:text-style-name="P4" svg:width="0.0067in" svg:height="0.1657in" svg:x="0.4358in" svg:y="0.0004in" svg:viewBox="0 0 18 422" svg:d="M18 16c0-9 0-16-10-16-8 0-8 7-8 16v391c0 8 0 15 8 15 10 0 10-7 10-15z"><text:p/></draw:path><draw:path draw:style-name="gr259" draw:text-style-name="P4" svg:width="0.1012in" svg:height="0.0067in" svg:x="0.476in" svg:y="0.0799in" svg:viewBox="0 0 258 18" svg:d="M244 18c7 0 14 0 14-10 0-8-7-8-14-8h-230c-7 0-14 0-14 8 0 10 7 10 14 10z"><text:p/></draw:path><draw:path draw:style-name="gr260" draw:text-style-name="P4" svg:width="0.037in" svg:height="0.1657in" svg:x="0.6008in" svg:y="0.0004in" svg:viewBox="0 0 95 422" svg:d="M94 218c1-4 1-6 1-7s0-2-1-7l-76-194c-2-8-5-10-10-10-4 0-8 4-8 8 0 2 0 3 2 8l76 195-76 196c-2 3-2 5-2 8 0 4 4 7 8 7 6 0 8-3 9-7z"><text:p/></draw:path><draw:path draw:style-name="gr261" draw:text-style-name="P4" svg:width="0.0591in" svg:height="0.1657in" svg:x="0.6677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2"><draw:g text:anchor-type="as-char" svg:y="-0.2402in" draw:z-index="12" draw:style-name="gr1"><svg:title>TexMaths</svg:title><svg:desc>12§display§\left\{ \left| + \right\rangle := \frac{1}{\sqrt{2}} \left( \left| 0 \right\rangle + \left| 1 \right\rangle \right), \left| - \right\rangle := \frac{1}{\sqrt{2}} \left( \left| 0 \right\rangle - \left| 1 \right\rangle \right) \right\}
§svg§600§FALSE§</svg:desc><draw:polygon draw:style-name="gr210" draw:text-style-name="P3" svg:width="3.3433in" svg:height="0.3819in" svg:x="0in" svg:y="0.0083in" svg:viewBox="0 0 8493 971" draw:points="4246,971 0,971 0,0 8493,0 8493,971"><text:p/></draw:polygon><draw:path draw:style-name="gr211" draw:text-style-name="P4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212" draw:text-style-name="P4" svg:width="0.0067in" svg:height="0.1661in" svg:x="0.1362in" svg:y="0.1165in" svg:viewBox="0 0 18 423" svg:d="M18 16c0-9 0-16-10-16-8 0-8 7-8 16v391c0 8 0 16 8 16 10 0 10-8 10-16z"><text:p/></draw:path><draw:path draw:style-name="gr213" draw:text-style-name="P4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214" draw:text-style-name="P4" svg:width="0.037in" svg:height="0.1661in" svg:x="0.3004in" svg:y="0.1165in" svg:viewBox="0 0 95 423" svg:d="M94 219c1-5 1-6 1-8 0-1 0-2-1-7l-76-194c-2-8-5-10-10-10-4 0-8 4-8 8 0 2 0 3 2 8l76 195-76 196c-2 4-2 5-2 8 0 4 4 8 8 8 6 0 8-4 9-8z"><text:p/></draw:path><draw:path draw:style-name="gr215" draw:text-style-name="P4" svg:width="0.0177in" svg:height="0.0717in" svg:x="0.4165in" svg:y="0.1693in" svg:viewBox="0 0 46 183" svg:d="M46 22c0-11-10-22-23-22-12 0-23 11-23 22 0 13 11 24 23 24 13 0 23-11 23-24zM46 161c0-13-10-23-23-23-12 0-23 10-23 23 0 12 11 22 23 22 13 0 23-10 23-22z"><text:p/></draw:path><draw:path draw:style-name="gr216" draw:text-style-name="P4" svg:width="0.1102in" svg:height="0.039in" svg:x="0.4579in" svg:y="0.1799in" svg:viewBox="0 0 281 100" svg:d="M266 17c8 0 15 0 15-9 0-8-7-8-13-8h-254c-7 0-14 0-14 8 0 9 7 9 14 9zM268 100c6 0 13 0 13-9 0-8-7-8-15-8h-252c-7 0-14 0-14 8 0 9 7 9 14 9z"><text:p/></draw:path><draw:path draw:style-name="gr217" draw:text-style-name="P4" svg:width="0.0547in" svg:height="0.1106in" svg:x="0.7276in" svg:y="0.0177in" svg:viewBox="0 0 140 282" svg:d="M88 11c0-10 0-11-11-11-27 26-64 26-77 26v15c8 0 34 0 55-12v220c0 15 0 20-38 20h-15v13c15-1 53-1 69-1 18 0 54 0 69 1v-13h-13c-38 0-39-5-39-20z"><text:p/></draw:path><draw:polygon draw:style-name="gr218" draw:text-style-name="P4" svg:width="0.2217in" svg:height="0.0067in" svg:x="0.6433in" svg:y="0.1957in" svg:viewBox="0 0 564 18" draw:points="281,18 0,18 0,0 564,0 564,18"><text:p/></draw:polygon><draw:path draw:style-name="gr219" draw:text-style-name="P4" svg:width="0.1295in" svg:height="0.1661in" svg:x="0.6555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220" draw:text-style-name="P4" svg:width="0.0831in" svg:height="0.0067in" svg:x="0.7819in" svg:y="0.2291in" svg:viewBox="0 0 212 18" draw:points="106,18 0,18 0,0 212,0 212,18"><text:p/></draw:polygon><draw:path draw:style-name="gr221" draw:text-style-name="P4" svg:width="0.0661in" svg:height="0.1106in" svg:x="0.7902in" svg:y="0.263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222" draw:text-style-name="P4" svg:width="0.0382in" svg:height="0.1661in" svg:x="0.9287in" svg:y="0.1165in" svg:viewBox="0 0 98 423" svg:d="M98 419c0-1 0-2-7-10-53-52-66-133-66-198 0-73 16-146 69-199 4-5 4-6 4-8 0-3-1-4-4-4-4 0-42 29-68 83-21 45-26 92-26 128 0 34 5 84 28 132 26 53 62 80 66 80 3 0 4-2 4-4z"><text:p/></draw:path><draw:path draw:style-name="gr223" draw:text-style-name="P4" svg:width="0.0067in" svg:height="0.1661in" svg:x="0.9969in" svg:y="0.1165in" svg:viewBox="0 0 18 423" svg:d="M18 16c0-9 0-16-10-16-8 0-8 7-8 16v391c0 8 0 16 8 16 10 0 10-8 10-16z"><text:p/></draw:path><draw:path draw:style-name="gr224" draw:text-style-name="P4" svg:width="0.0701in" svg:height="0.1142in" svg:x="1.0291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25" draw:text-style-name="P4" svg:width="0.037in" svg:height="0.1661in" svg:x="1.1154in" svg:y="0.1165in" svg:viewBox="0 0 95 423" svg:d="M94 219c1-5 1-6 1-8 0-1 0-2-1-7l-76-194c-2-8-5-10-10-10-4 0-8 4-8 8 0 2 0 3 2 8l76 195-76 196c-2 4-2 5-2 8 0 4 4 8 8 8 6 0 8-4 9-8z"><text:p/></draw:path><draw:path draw:style-name="gr226" draw:text-style-name="P4" svg:width="0.1102in" svg:height="0.1106in" svg:x="1.2169in" svg:y="0.1441in" svg:viewBox="0 0 281 282" svg:d="M150 150h118c6 0 13 0 13-8 0-10-7-10-13-10h-118v-118c0-7 0-14-8-14-10 0-10 7-10 14v118h-118c-7 0-14 0-14 10 0 8 7 8 14 8h118v118c0 6 0 14 10 14 8 0 8-8 8-14z"><text:p/></draw:path><draw:path draw:style-name="gr227" draw:text-style-name="P4" svg:width="0.0067in" svg:height="0.1661in" svg:x="1.3937in" svg:y="0.1165in" svg:viewBox="0 0 18 423" svg:d="M18 16c0-9 0-16-10-16-8 0-8 7-8 16v391c0 8 0 16 8 16 10 0 10-8 10-16z"><text:p/></draw:path><draw:path draw:style-name="gr228" draw:text-style-name="P4" svg:width="0.0547in" svg:height="0.1106in" svg:x="1.4346in" svg:y="0.1299in" svg:viewBox="0 0 140 282" svg:d="M88 11c0-10 0-11-11-11-27 26-64 26-77 26v15c8 0 34 0 55-12v220c0 15 0 20-38 20h-15v13c15-1 53-1 69-1 18 0 54 0 69 1v-13h-13c-38 0-39-5-39-20z"><text:p/></draw:path><draw:path draw:style-name="gr229" draw:text-style-name="P4" svg:width="0.037in" svg:height="0.1661in" svg:x="1.5118in" svg:y="0.1165in" svg:viewBox="0 0 95 423" svg:d="M94 219c1-5 1-6 1-8 0-1 0-2-1-7l-76-194c-2-8-5-10-10-10-4 0-8 4-8 8 0 2 0 3 2 8l76 195-76 196c-2 4-2 5-2 8 0 4 4 8 8 8 6 0 8-4 9-8z"><text:p/></draw:path><draw:path draw:style-name="gr230" draw:text-style-name="P4" svg:width="0.0382in" svg:height="0.1661in" svg:x="1.5768in" svg:y="0.1165in" svg:viewBox="0 0 98 423" svg:d="M98 211c0-32-4-84-27-132-25-51-63-79-67-79-2 0-4 2-4 4s0 3 7 10c43 41 67 108 67 197 0 72-15 147-68 200-6 6-6 7-6 8 0 2 2 4 4 4 4 0 43-29 68-83 22-46 26-93 26-129z"><text:p/></draw:path><draw:path draw:style-name="gr231" draw:text-style-name="P4" svg:width="0.0193in" svg:height="0.0496in" svg:x="1.6736in" svg:y="0.2228in" svg:viewBox="0 0 50 127" svg:d="M50 44c0-27-10-44-27-44-15 0-23 11-23 22 0 12 8 24 23 24 5 0 11-3 14-6 3-2 3-2 4-2v6c0 32-15 58-29 71-5 5-5 6-5 7 0 4 1 5 5 5 5 0 38-33 38-83z"><text:p/></draw:path><draw:path draw:style-name="gr232" draw:text-style-name="P4" svg:width="0.0067in" svg:height="0.1661in" svg:x="1.7531in" svg:y="0.1165in" svg:viewBox="0 0 18 423" svg:d="M18 16c0-9 0-16-10-16-8 0-8 7-8 16v391c0 8 0 16 8 16 10 0 10-8 10-16z"><text:p/></draw:path><draw:path draw:style-name="gr233" draw:text-style-name="P4" svg:width="0.1012in" svg:height="0.0067in" svg:x="1.7933in" svg:y="0.1957in" svg:viewBox="0 0 258 18" svg:d="M244 18c7 0 14 0 14-10 0-8-7-8-14-8h-230c-7 0-14 0-14 8 0 10 7 10 14 10z"><text:p/></draw:path><draw:path draw:style-name="gr234" draw:text-style-name="P4" svg:width="0.037in" svg:height="0.1661in" svg:x="1.9173in" svg:y="0.1165in" svg:viewBox="0 0 95 423" svg:d="M94 219c1-5 1-6 1-8 0-1 0-2-1-7l-76-194c-2-8-5-10-10-10-4 0-8 4-8 8 0 2 0 3 2 8l76 195-76 196c-2 4-2 5-2 8 0 4 4 8 8 8 6 0 8-4 9-8z"><text:p/></draw:path><draw:path draw:style-name="gr235" draw:text-style-name="P4" svg:width="0.0177in" svg:height="0.0717in" svg:x="2.0335in" svg:y="0.1693in" svg:viewBox="0 0 46 183" svg:d="M46 22c0-11-10-22-23-22-12 0-23 11-23 22 0 13 11 24 23 24 13 0 23-11 23-24zM46 161c0-13-10-23-23-23-12 0-23 10-23 23 0 12 11 22 23 22 13 0 23-10 23-22z"><text:p/></draw:path><draw:path draw:style-name="gr236" draw:text-style-name="P4" svg:width="0.1102in" svg:height="0.039in" svg:x="2.0748in" svg:y="0.1799in" svg:viewBox="0 0 281 100" svg:d="M266 17c8 0 15 0 15-9 0-8-7-8-13-8h-254c-7 0-14 0-14 8 0 9 7 9 14 9zM268 100c6 0 13 0 13-9 0-8-7-8-15-8h-252c-7 0-14 0-14 8 0 9 7 9 14 9z"><text:p/></draw:path><draw:path draw:style-name="gr237" draw:text-style-name="P4" svg:width="0.0547in" svg:height="0.1106in" svg:x="2.3445in" svg:y="0.0177in" svg:viewBox="0 0 140 282" svg:d="M88 11c0-10 0-11-11-11-27 26-64 26-77 26v15c8 0 34 0 55-12v220c0 15 0 20-38 20h-15v13c15-1 53-1 69-1 18 0 54 0 69 1v-13h-13c-38 0-39-5-39-20z"><text:p/></draw:path><draw:polygon draw:style-name="gr238" draw:text-style-name="P4" svg:width="0.2217in" svg:height="0.0067in" svg:x="2.2606in" svg:y="0.1957in" svg:viewBox="0 0 564 18" draw:points="281,18 0,18 0,0 564,0 564,18"><text:p/></draw:polygon><draw:path draw:style-name="gr239" draw:text-style-name="P4" svg:width="0.1295in" svg:height="0.1661in" svg:x="2.2724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240" draw:text-style-name="P4" svg:width="0.0831in" svg:height="0.0067in" svg:x="2.3988in" svg:y="0.2291in" svg:viewBox="0 0 212 18" draw:points="106,18 0,18 0,0 212,0 212,18"><text:p/></draw:polygon><draw:path draw:style-name="gr241" draw:text-style-name="P4" svg:width="0.0661in" svg:height="0.1106in" svg:x="2.4071in" svg:y="0.263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242" draw:text-style-name="P4" svg:width="0.0382in" svg:height="0.1661in" svg:x="2.5461in" svg:y="0.1165in" svg:viewBox="0 0 98 423" svg:d="M98 419c0-1 0-2-7-10-53-52-66-133-66-198 0-73 16-146 69-199 4-5 4-6 4-8 0-3-1-4-4-4-4 0-42 29-68 83-21 45-26 92-26 128 0 34 5 84 28 132 26 53 62 80 66 80 3 0 4-2 4-4z"><text:p/></draw:path><draw:path draw:style-name="gr243" draw:text-style-name="P4" svg:width="0.0067in" svg:height="0.1661in" svg:x="2.6138in" svg:y="0.1165in" svg:viewBox="0 0 18 423" svg:d="M18 16c0-9 0-16-10-16-8 0-8 7-8 16v391c0 8 0 16 8 16 10 0 10-8 10-16z"><text:p/></draw:path><draw:path draw:style-name="gr244" draw:text-style-name="P4" svg:width="0.0701in" svg:height="0.1142in" svg:x="2.6465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45" draw:text-style-name="P4" svg:width="0.037in" svg:height="0.1661in" svg:x="2.7323in" svg:y="0.1165in" svg:viewBox="0 0 95 423" svg:d="M94 219c1-5 1-6 1-8 0-1 0-2-1-7l-76-194c-2-8-5-10-10-10-4 0-8 4-8 8 0 2 0 3 2 8l76 195-76 196c-2 4-2 5-2 8 0 4 4 8 8 8 6 0 8-4 9-8z"><text:p/></draw:path><draw:path draw:style-name="gr246" draw:text-style-name="P4" svg:width="0.1012in" svg:height="0.0067in" svg:x="2.8386in" svg:y="0.1957in" svg:viewBox="0 0 258 18" svg:d="M244 18c7 0 14 0 14-10 0-8-7-8-14-8h-230c-7 0-14 0-14 8 0 10 7 10 14 10z"><text:p/></draw:path><draw:path draw:style-name="gr247" draw:text-style-name="P4" svg:width="0.0067in" svg:height="0.1661in" svg:x="3.0106in" svg:y="0.1165in" svg:viewBox="0 0 18 423" svg:d="M18 16c0-9 0-16-10-16-8 0-8 7-8 16v391c0 8 0 16 8 16 10 0 10-8 10-16z"><text:p/></draw:path><draw:path draw:style-name="gr248" draw:text-style-name="P4" svg:width="0.0547in" svg:height="0.1106in" svg:x="3.0516in" svg:y="0.1299in" svg:viewBox="0 0 140 282" svg:d="M88 11c0-10 0-11-11-11-27 26-64 26-77 26v15c8 0 34 0 55-12v220c0 15 0 20-38 20h-15v13c15-1 53-1 69-1 18 0 54 0 69 1v-13h-13c-38 0-39-5-39-20z"><text:p/></draw:path><draw:path draw:style-name="gr249" draw:text-style-name="P4" svg:width="0.037in" svg:height="0.1661in" svg:x="3.1291in" svg:y="0.1165in" svg:viewBox="0 0 95 423" svg:d="M94 219c1-5 1-6 1-8 0-1 0-2-1-7l-76-194c-2-8-5-10-10-10-4 0-8 4-8 8 0 2 0 3 2 8l76 195-76 196c-2 4-2 5-2 8 0 4 4 8 8 8 6 0 8-4 9-8z"><text:p/></draw:path><draw:path draw:style-name="gr250" draw:text-style-name="P4" svg:width="0.0382in" svg:height="0.1661in" svg:x="3.1937in" svg:y="0.1165in" svg:viewBox="0 0 98 423" svg:d="M98 211c0-32-4-84-27-132-25-51-63-79-67-79-2 0-4 2-4 4s0 3 7 10c43 41 67 108 67 197 0 72-15 147-68 200-6 6-6 7-6 8 0 2 2 4 4 4 4 0 43-29 68-83 22-46 26-93 26-129z"><text:p/></draw:path><draw:path draw:style-name="gr251" draw:text-style-name="P4" svg:width="0.0807in" svg:height="0.3988in" svg:x="3.2709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2"><draw:g text:anchor-type="as-char" svg:y="-0.1252in" draw:z-index="14" draw:style-name="gr1"><svg:title>TexMaths</svg:title><svg:desc>12§display§\left\{ \left| +i \right\rangle, \left| -i \right\rangle\right\}
§svg§600§FALSE§</svg:desc><draw:polygon draw:style-name="gr262" draw:text-style-name="P3" svg:width="0.8331in" svg:height="0.1492in" svg:x="0in" svg:y="0.0083in" svg:viewBox="0 0 2117 380" draw:points="1058,380 0,380 0,0 2117,0 2117,380"><text:p/></draw:polygon><draw:path draw:style-name="gr263" draw:text-style-name="P4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264" draw:text-style-name="P4" svg:width="0.0067in" svg:height="0.1657in" svg:x="0.0945in" svg:y="0.0004in" svg:viewBox="0 0 18 422" svg:d="M18 16c0-9 0-16-10-16-8 0-8 7-8 16v391c0 8 0 15 8 15 10 0 10-7 10-15z"><text:p/></draw:path><draw:path draw:style-name="gr265" draw:text-style-name="P4" svg:width="0.1102in" svg:height="0.1106in" svg:x="0.1299in" svg:y="0.0276in" svg:viewBox="0 0 281 282" svg:d="M150 150h118c6 0 13 0 13-8 0-10-7-10-13-10h-118v-118c0-7 0-14-8-14-10 0-10 7-10 14v118h-118c-7 0-14 0-14 10 0 8 7 8 14 8h118v118c0 6 0 14 10 14 8 0 8-8 8-14z"><text:p/></draw:path><draw:path draw:style-name="gr266" draw:text-style-name="P4" svg:width="0.0441in" svg:height="0.1114in" svg:x="0.2547in" svg:y="0.0146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267" draw:text-style-name="P4" svg:width="0.037in" svg:height="0.1657in" svg:x="0.3165in" svg:y="0.0004in" svg:viewBox="0 0 95 422" svg:d="M94 218c1-4 1-6 1-7s0-2-1-7l-76-194c-2-8-5-10-10-10-4 0-8 4-8 8 0 2 0 3 2 8l76 195-76 196c-2 3-2 5-2 8 0 4 4 7 8 7 6 0 8-3 9-7z"><text:p/></draw:path><draw:path draw:style-name="gr268" draw:text-style-name="P4" svg:width="0.0193in" svg:height="0.0496in" svg:x="0.4138in" svg:y="0.1071in" svg:viewBox="0 0 50 127" svg:d="M50 44c0-27-10-44-27-44-15 0-23 11-23 22 0 12 8 24 23 24 5 0 11-3 14-6 3-2 3-2 4-2v6c0 32-15 58-29 71-5 5-5 6-5 7 0 4 1 5 5 5 5 0 38-33 38-83z"><text:p/></draw:path><draw:path draw:style-name="gr269" draw:text-style-name="P4" svg:width="0.0067in" svg:height="0.1657in" svg:x="0.4929in" svg:y="0.0004in" svg:viewBox="0 0 18 422" svg:d="M18 16c0-9 0-16-10-16-8 0-8 7-8 16v391c0 8 0 15 8 15 10 0 10-7 10-15z"><text:p/></draw:path><draw:path draw:style-name="gr270" draw:text-style-name="P4" svg:width="0.1012in" svg:height="0.0067in" svg:x="0.5335in" svg:y="0.0799in" svg:viewBox="0 0 258 18" svg:d="M244 18c7 0 14 0 14-10 0-8-7-8-14-8h-230c-7 0-14 0-14 8 0 10 7 10 14 10z"><text:p/></draw:path><draw:path draw:style-name="gr271" draw:text-style-name="P4" svg:width="0.0441in" svg:height="0.1114in" svg:x="0.6539in" svg:y="0.014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272" draw:text-style-name="P4" svg:width="0.037in" svg:height="0.1657in" svg:x="0.715in" svg:y="0.0004in" svg:viewBox="0 0 95 422" svg:d="M94 218c1-4 1-6 1-7s0-2-1-7l-76-194c-2-8-5-10-10-10-4 0-8 4-8 8 0 2 0 3 2 8l76 195-76 196c-2 3-2 5-2 8 0 4 4 7 8 7 6 0 8-3 9-7z"><text:p/></draw:path><draw:path draw:style-name="gr273" draw:text-style-name="P4" svg:width="0.0591in" svg:height="0.1657in" svg:x="0.7823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2"><draw:g text:anchor-type="as-char" svg:y="-0.2402in" draw:z-index="15" draw:style-name="gr1"><svg:title>TexMaths</svg:title><svg:desc>12§display§\left\{ \left| + \right\rangle := \frac{1}{\sqrt{2}} \left( \left| 0 \right\rangle + i \left| 1 \right\rangle \right), \left| - \right\rangle := \frac{1}{\sqrt{2}} \left( \left| 0 \right\rangle - i \left| 1 \right\rangle \right) \right\}
§svg§600§FALSE§</svg:desc><draw:polygon draw:style-name="gr274" draw:text-style-name="P3" svg:width="3.513in" svg:height="0.3819in" svg:x="0in" svg:y="0.0083in" svg:viewBox="0 0 8924 971" draw:points="4461,971 0,971 0,0 8924,0 8924,971"><text:p/></draw:polygon><draw:path draw:style-name="gr275" draw:text-style-name="P4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276" draw:text-style-name="P4" svg:width="0.0067in" svg:height="0.1661in" svg:x="0.1362in" svg:y="0.1165in" svg:viewBox="0 0 18 423" svg:d="M18 16c0-9 0-16-10-16-8 0-8 7-8 16v391c0 8 0 16 8 16 10 0 10-8 10-16z"><text:p/></draw:path><draw:path draw:style-name="gr277" draw:text-style-name="P4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278" draw:text-style-name="P4" svg:width="0.037in" svg:height="0.1661in" svg:x="0.3004in" svg:y="0.1165in" svg:viewBox="0 0 95 423" svg:d="M94 219c1-5 1-6 1-8 0-1 0-2-1-7l-76-194c-2-8-5-10-10-10-4 0-8 4-8 8 0 2 0 3 2 8l76 195-76 196c-2 4-2 5-2 8 0 4 4 8 8 8 6 0 8-4 9-8z"><text:p/></draw:path><draw:path draw:style-name="gr279" draw:text-style-name="P4" svg:width="0.0177in" svg:height="0.0717in" svg:x="0.4165in" svg:y="0.1693in" svg:viewBox="0 0 46 183" svg:d="M46 22c0-11-10-22-23-22-12 0-23 11-23 22 0 13 11 24 23 24 13 0 23-11 23-24zM46 161c0-13-10-23-23-23-12 0-23 10-23 23 0 12 11 22 23 22 13 0 23-10 23-22z"><text:p/></draw:path><draw:path draw:style-name="gr280" draw:text-style-name="P4" svg:width="0.1102in" svg:height="0.039in" svg:x="0.4579in" svg:y="0.1799in" svg:viewBox="0 0 281 100" svg:d="M266 17c8 0 15 0 15-9 0-8-7-8-13-8h-254c-7 0-14 0-14 8 0 9 7 9 14 9zM268 100c6 0 13 0 13-9 0-8-7-8-15-8h-252c-7 0-14 0-14 8 0 9 7 9 14 9z"><text:p/></draw:path><draw:path draw:style-name="gr281" draw:text-style-name="P4" svg:width="0.0547in" svg:height="0.1106in" svg:x="0.7276in" svg:y="0.0177in" svg:viewBox="0 0 140 282" svg:d="M88 11c0-10 0-11-11-11-27 26-64 26-77 26v15c8 0 34 0 55-12v220c0 15 0 20-38 20h-15v13c15-1 53-1 69-1 18 0 54 0 69 1v-13h-13c-38 0-39-5-39-20z"><text:p/></draw:path><draw:polygon draw:style-name="gr282" draw:text-style-name="P4" svg:width="0.2217in" svg:height="0.0067in" svg:x="0.6433in" svg:y="0.1957in" svg:viewBox="0 0 564 18" draw:points="281,18 0,18 0,0 564,0 564,18"><text:p/></draw:polygon><draw:path draw:style-name="gr283" draw:text-style-name="P4" svg:width="0.1295in" svg:height="0.1661in" svg:x="0.6559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284" draw:text-style-name="P4" svg:width="0.0831in" svg:height="0.0067in" svg:x="0.7819in" svg:y="0.2291in" svg:viewBox="0 0 212 18" draw:points="106,18 0,18 0,0 212,0 212,18"><text:p/></draw:polygon><draw:path draw:style-name="gr285" draw:text-style-name="P4" svg:width="0.0661in" svg:height="0.1106in" svg:x="0.7906in" svg:y="0.263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286" draw:text-style-name="P4" svg:width="0.0382in" svg:height="0.1661in" svg:x="0.9287in" svg:y="0.1165in" svg:viewBox="0 0 98 423" svg:d="M98 419c0-1 0-2-7-10-53-52-66-133-66-198 0-73 16-146 69-199 4-5 4-6 4-8 0-3-1-4-4-4-4 0-42 29-68 83-21 45-26 92-26 128 0 34 5 84 28 132 26 53 62 80 66 80 3 0 4-2 4-4z"><text:p/></draw:path><draw:path draw:style-name="gr287" draw:text-style-name="P4" svg:width="0.0067in" svg:height="0.1661in" svg:x="0.9969in" svg:y="0.1165in" svg:viewBox="0 0 18 423" svg:d="M18 16c0-9 0-16-10-16-8 0-8 7-8 16v391c0 8 0 16 8 16 10 0 10-8 10-16z"><text:p/></draw:path><draw:path draw:style-name="gr288" draw:text-style-name="P4" svg:width="0.0701in" svg:height="0.1142in" svg:x="1.0295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89" draw:text-style-name="P4" svg:width="0.037in" svg:height="0.1661in" svg:x="1.1154in" svg:y="0.1165in" svg:viewBox="0 0 95 423" svg:d="M94 219c1-5 1-6 1-8 0-1 0-2-1-7l-76-194c-2-8-5-10-10-10-4 0-8 4-8 8 0 2 0 3 2 8l76 195-76 196c-2 4-2 5-2 8 0 4 4 8 8 8 6 0 8-4 9-8z"><text:p/></draw:path><draw:path draw:style-name="gr290" draw:text-style-name="P4" svg:width="0.1102in" svg:height="0.1106in" svg:x="1.2169in" svg:y="0.1441in" svg:viewBox="0 0 281 282" svg:d="M150 150h118c6 0 13 0 13-8 0-10-7-10-13-10h-118v-118c0-7 0-14-8-14-10 0-10 7-10 14v118h-118c-7 0-14 0-14 10 0 8 7 8 14 8h118v118c0 6 0 14 10 14 8 0 8-8 8-14z"><text:p/></draw:path><draw:path draw:style-name="gr291" draw:text-style-name="P4" svg:width="0.0441in" svg:height="0.1118in" svg:x="1.3783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292" draw:text-style-name="P4" svg:width="0.0067in" svg:height="0.1661in" svg:x="1.4787in" svg:y="0.1165in" svg:viewBox="0 0 18 423" svg:d="M18 16c0-9 0-16-10-16-8 0-8 7-8 16v391c0 8 0 16 8 16 10 0 10-8 10-16z"><text:p/></draw:path><draw:path draw:style-name="gr293" draw:text-style-name="P4" svg:width="0.0547in" svg:height="0.1106in" svg:x="1.5193in" svg:y="0.1299in" svg:viewBox="0 0 140 282" svg:d="M88 11c0-10 0-11-10-11-28 26-65 26-78 26v15c8 0 34 0 55-12v220c0 15 0 20-38 20h-15v13c15-1 53-1 69-1 18 0 54 0 69 1v-13h-13c-38 0-39-5-39-20z"><text:p/></draw:path><draw:path draw:style-name="gr294" draw:text-style-name="P4" svg:width="0.037in" svg:height="0.1661in" svg:x="1.5969in" svg:y="0.1165in" svg:viewBox="0 0 95 423" svg:d="M94 219c1-5 1-6 1-8 0-1 0-2-1-7l-76-194c-2-8-5-10-10-10-4 0-8 4-8 8 0 2 0 3 2 8l76 195-76 196c-2 4-2 5-2 8 0 4 4 8 8 8 6 0 8-4 9-8z"><text:p/></draw:path><draw:path draw:style-name="gr295" draw:text-style-name="P4" svg:width="0.0382in" svg:height="0.1661in" svg:x="1.6618in" svg:y="0.1165in" svg:viewBox="0 0 98 423" svg:d="M98 211c0-32-4-84-27-132-25-51-63-79-67-79-2 0-4 2-4 4s0 3 7 10c43 41 67 108 67 197 0 72-15 147-68 200-6 6-6 7-6 8 0 2 2 4 4 4 4 0 43-29 68-83 22-46 26-93 26-129z"><text:p/></draw:path><draw:path draw:style-name="gr296" draw:text-style-name="P4" svg:width="0.0193in" svg:height="0.0496in" svg:x="1.7587in" svg:y="0.2228in" svg:viewBox="0 0 50 127" svg:d="M50 44c0-27-10-44-27-44-15 0-23 11-23 22 0 12 8 24 23 24 5 0 11-3 14-6 3-2 3-2 4-2v6c0 32-15 58-29 71-5 5-5 6-5 7 0 4 1 5 5 5 5 0 38-33 38-83z"><text:p/></draw:path><draw:path draw:style-name="gr297" draw:text-style-name="P4" svg:width="0.0067in" svg:height="0.1661in" svg:x="1.8378in" svg:y="0.1165in" svg:viewBox="0 0 18 423" svg:d="M18 16c0-9 0-16-10-16-8 0-8 7-8 16v391c0 8 0 16 8 16 10 0 10-8 10-16z"><text:p/></draw:path><draw:path draw:style-name="gr298" draw:text-style-name="P4" svg:width="0.1012in" svg:height="0.0067in" svg:x="1.8783in" svg:y="0.1957in" svg:viewBox="0 0 258 18" svg:d="M244 18c7 0 14 0 14-10 0-8-7-8-14-8h-230c-7 0-14 0-14 8 0 10 7 10 14 10z"><text:p/></draw:path><draw:path draw:style-name="gr299" draw:text-style-name="P4" svg:width="0.037in" svg:height="0.1661in" svg:x="2.0028in" svg:y="0.1165in" svg:viewBox="0 0 95 423" svg:d="M94 219c1-5 1-6 1-8 0-1 0-2-1-7l-76-194c-2-8-5-10-10-10-4 0-8 4-8 8 0 2 0 3 2 8l76 195-76 196c-2 4-2 5-2 8 0 4 4 8 8 8 6 0 8-4 9-8z"><text:p/></draw:path><draw:path draw:style-name="gr300" draw:text-style-name="P4" svg:width="0.0177in" svg:height="0.0717in" svg:x="2.1185in" svg:y="0.1693in" svg:viewBox="0 0 46 183" svg:d="M46 22c0-11-10-22-23-22-12 0-23 11-23 22 0 13 11 24 23 24 13 0 23-11 23-24zM46 161c0-13-10-23-23-23-12 0-23 10-23 23 0 12 11 22 23 22 13 0 23-10 23-22z"><text:p/></draw:path><draw:path draw:style-name="gr301" draw:text-style-name="P4" svg:width="0.1102in" svg:height="0.039in" svg:x="2.1594in" svg:y="0.1799in" svg:viewBox="0 0 281 100" svg:d="M266 17c8 0 15 0 15-9 0-8-7-8-13-8h-254c-7 0-14 0-14 8 0 9 7 9 14 9zM268 100c6 0 13 0 13-9 0-8-7-8-15-8h-252c-7 0-14 0-14 8 0 9 7 9 14 9z"><text:p/></draw:path><draw:path draw:style-name="gr302" draw:text-style-name="P4" svg:width="0.0547in" svg:height="0.1106in" svg:x="2.4291in" svg:y="0.0177in" svg:viewBox="0 0 140 282" svg:d="M88 11c0-10 0-11-11-11-27 26-64 26-77 26v15c8 0 34 0 55-12v220c0 15 0 20-38 20h-15v13c15-1 53-1 69-1 18 0 54 0 69 1v-13h-13c-38 0-39-5-39-20z"><text:p/></draw:path><draw:polygon draw:style-name="gr303" draw:text-style-name="P4" svg:width="0.2217in" svg:height="0.0067in" svg:x="2.3457in" svg:y="0.1957in" svg:viewBox="0 0 564 18" draw:points="281,18 0,18 0,0 564,0 564,18"><text:p/></draw:polygon><draw:path draw:style-name="gr304" draw:text-style-name="P4" svg:width="0.1295in" svg:height="0.1661in" svg:x="2.3575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05" draw:text-style-name="P4" svg:width="0.0831in" svg:height="0.0067in" svg:x="2.4835in" svg:y="0.2291in" svg:viewBox="0 0 212 18" draw:points="106,18 0,18 0,0 212,0 212,18"><text:p/></draw:polygon><draw:path draw:style-name="gr306" draw:text-style-name="P4" svg:width="0.0661in" svg:height="0.1106in" svg:x="2.4921in" svg:y="0.263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07" draw:text-style-name="P4" svg:width="0.0382in" svg:height="0.1661in" svg:x="2.6311in" svg:y="0.1165in" svg:viewBox="0 0 98 423" svg:d="M98 419c0-1 0-2-7-10-53-52-66-133-66-198 0-73 16-146 69-199 4-5 4-6 4-8 0-3-1-4-4-4-4 0-42 29-68 83-21 45-26 92-26 128 0 34 5 84 28 132 26 53 62 80 66 80 3 0 4-2 4-4z"><text:p/></draw:path><draw:path draw:style-name="gr308" draw:text-style-name="P4" svg:width="0.0067in" svg:height="0.1661in" svg:x="2.6988in" svg:y="0.1165in" svg:viewBox="0 0 18 423" svg:d="M18 16c0-9 0-16-10-16-8 0-8 7-8 16v391c0 8 0 16 8 16 10 0 10-8 10-16z"><text:p/></draw:path><draw:path draw:style-name="gr309" draw:text-style-name="P4" svg:width="0.0701in" svg:height="0.1142in" svg:x="2.7315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10" draw:text-style-name="P4" svg:width="0.037in" svg:height="0.1661in" svg:x="2.8177in" svg:y="0.1165in" svg:viewBox="0 0 95 423" svg:d="M94 219c1-5 1-6 1-8 0-1 0-2-1-7l-76-194c-2-8-5-10-10-10-4 0-8 4-8 8 0 2 0 3 2 8l76 195-76 196c-2 4-2 5-2 8 0 4 4 8 8 8 6 0 8-4 9-8z"><text:p/></draw:path><draw:path draw:style-name="gr311" draw:text-style-name="P4" svg:width="0.1012in" svg:height="0.0067in" svg:x="2.9232in" svg:y="0.1957in" svg:viewBox="0 0 258 18" svg:d="M244 18c7 0 14 0 14-10 0-8-7-8-14-8h-230c-7 0-14 0-14 8 0 10 7 10 14 10z"><text:p/></draw:path><draw:path draw:style-name="gr312" draw:text-style-name="P4" svg:width="0.0441in" svg:height="0.1118in" svg:x="3.0807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13" draw:text-style-name="P4" svg:width="0.0067in" svg:height="0.1661in" svg:x="3.1803in" svg:y="0.1165in" svg:viewBox="0 0 18 423" svg:d="M18 16c0-9 0-16-10-16-8 0-8 7-8 16v391c0 8 0 16 8 16 10 0 10-8 10-16z"><text:p/></draw:path><draw:path draw:style-name="gr314" draw:text-style-name="P4" svg:width="0.0547in" svg:height="0.1106in" svg:x="3.2213in" svg:y="0.1299in" svg:viewBox="0 0 140 282" svg:d="M88 11c0-10 0-11-11-11-27 26-64 26-77 26v15c8 0 34 0 55-12v220c0 15 0 20-38 20h-15v13c15-1 53-1 69-1 18 0 54 0 69 1v-13h-13c-38 0-39-5-39-20z"><text:p/></draw:path><draw:path draw:style-name="gr315" draw:text-style-name="P4" svg:width="0.037in" svg:height="0.1661in" svg:x="3.2988in" svg:y="0.1165in" svg:viewBox="0 0 95 423" svg:d="M94 219c1-5 1-6 1-8 0-1 0-2-1-7l-76-194c-2-8-5-10-10-10-4 0-8 4-8 8 0 2 0 3 2 8l76 195-76 196c-2 4-2 5-2 8 0 4 4 8 8 8 6 0 8-4 9-8z"><text:p/></draw:path><draw:path draw:style-name="gr316" draw:text-style-name="P4" svg:width="0.0382in" svg:height="0.1661in" svg:x="3.3638in" svg:y="0.1165in" svg:viewBox="0 0 98 423" svg:d="M98 211c0-32-4-84-27-132-25-51-63-79-67-79-2 0-4 2-4 4s0 3 7 10c43 41 67 108 67 197 0 72-15 147-68 200-6 6-6 7-6 8 0 2 2 4 4 4 4 0 43-29 68-83 22-46 26-93 26-129z"><text:p/></draw:path><draw:path draw:style-name="gr317" draw:text-style-name="P4" svg:width="0.0807in" svg:height="0.3988in" svg:x="3.4406in" svg:y="0in" svg:viewBox="0 0 206 1014" svg:d="M121 639c0-51 25-93 82-123 2-2 3-2 3-9s-1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0:09:51.871287812</meta:creation-date>
    <dc:date>2020-12-22T10:34:00.244233476</dc:date>
    <meta:editing-duration>PT3M7S</meta:editing-duration>
    <meta:editing-cycles>1</meta:editing-cycles>
    <meta:document-statistic meta:table-count="0" meta:image-count="0" meta:object-count="0" meta:page-count="1" meta:paragraph-count="16" meta:word-count="0" meta:character-count="0" meta:non-whitespace-character-count="0"/>
    <meta:generator>LibreOffice/6.0.7.3$Linux_X86_64 LibreOffice_project/00m0$Build-3</meta:generator>
  </office:meta>
</office:document-meta>
</file>